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Arial1" svg:font-family="Arial1"/>
    <style:font-face style:name="Arial2" svg:font-family="Arial2"/>
    <style:font-face style:name="Arial Black" svg:font-family="&quot;Arial Black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V_237_rgula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V_237_rgula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V_237_rgula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V_237_rgula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V_237_rgula" style:data-style-name="N36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V_237_rgula" style:data-style-name="N36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style:vertical-align="middle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V_237_rgula" style:data-style-name="N36">
      <style:table-cell-properties fo:border-top="none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V_237_rgula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V_237_rgula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V_237_rgula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Default" style:data-style-name="N37"/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778125cm" style:use-optimal-column-width="true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3.06916666666667cm" style:use-optimal-column-width="true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2.75166666666667cm"/>
    </style:style>
    <style:style style:name="co8" style:family="table-column">
      <style:table-column-properties fo:break-before="auto" style:column-width="3.254375cm"/>
    </style:style>
    <style:style style:name="co9" style:family="table-column">
      <style:table-column-properties fo:break-before="auto" style:column-width="3.28083333333333cm"/>
    </style:style>
    <style:style style:name="co10" style:family="table-column">
      <style:table-column-properties fo:break-before="page" style:column-width="3.175cm"/>
    </style:style>
    <style:style style:name="co11" style:family="table-column">
      <style:table-column-properties fo:break-before="auto" style:column-width="3.254375cm" style:use-optimal-column-width="true"/>
    </style:style>
    <style:style style:name="co12" style:family="table-column">
      <style:table-column-properties fo:break-before="auto" style:column-width="3.62479166666667cm"/>
    </style:style>
    <style:style style:name="co13" style:family="table-column">
      <style:table-column-properties fo:break-before="auto" style:column-width="2.64583333333333cm"/>
    </style:style>
    <style:style style:name="co14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OUT_2020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7" table:default-cell-style-name="ce1"/>
        <table:table-column table:style-name="co5" table:default-cell-style-name="ce1"/>
        <table:table-column table:style-name="co7" table:default-cell-style-name="ce1"/>
        <table:table-column table:style-name="co5" table:default-cell-style-name="ce1"/>
        <table:table-column table:style-name="co11" table:default-cell-style-name="ce1"/>
        <table:table-column table:style-name="co7" table:number-columns-repeated="3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3" table:number-columns-repeated="993" table:default-cell-style-name="ce1"/>
        <table:table-column table:style-name="co14" table:number-columns-repeated="15362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Outubro - 2020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46.52" table:style-name="ce14">
            <text:p><text:s/>46,52<text:s/></text:p>
          </table:table-cell>
          <table:table-cell office:value-type="float" office:value="1802663.88" table:style-name="ce14">
            <text:p><text:s/>1.802.663,88<text:s/></text:p>
          </table:table-cell>
          <table:table-cell office:value-type="float" office:value="79855069.030000001" table:style-name="ce14">
            <text:p><text:s/>79.855.069,03<text:s/></text:p>
          </table:table-cell>
          <table:table-cell office:value-type="float" office:value="12195.65" table:style-name="ce14">
            <text:p><text:s/>12.195,65<text:s/></text:p>
          </table:table-cell>
          <table:table-cell office:value-type="float" office:value="119721045.8" table:style-name="ce14">
            <text:p><text:s/>119.721.045,80<text:s/></text:p>
          </table:table-cell>
          <table:table-cell office:value-type="float" office:value="73335295.310000002" table:style-name="ce14">
            <text:p><text:s/>73.335.295,31<text:s/></text:p>
          </table:table-cell>
          <table:table-cell office:value-type="float" office:value="2495886.91" table:style-name="ce14">
            <text:p><text:s/>2.495.886,91<text:s/></text:p>
          </table:table-cell>
          <table:table-cell office:value-type="float" office:value="185820721.87" table:style-name="ce14">
            <text:p><text:s/>185.820.721,87<text:s/></text:p>
          </table:table-cell>
          <table:table-cell office:value-type="float" office:value="37283626.490000002" table:style-name="ce14">
            <text:p><text:s/>37.283.626,49<text:s/></text:p>
          </table:table-cell>
          <table:table-cell office:value-type="float" office:value="1492046.9" table:style-name="ce14">
            <text:p><text:s/>1.492.046,90<text:s/></text:p>
          </table:table-cell>
          <table:table-cell office:value-type="float" office:value="165263618.00999999" table:style-name="ce14">
            <text:p><text:s/>165.263.618,01<text:s/></text:p>
          </table:table-cell>
          <table:table-cell office:value-type="float" office:value="90004.4" table:style-name="ce14">
            <text:p><text:s/>90.004,40<text:s/></text:p>
          </table:table-cell>
          <table:table-cell office:value-type="float" office:value="8999004.0199999996" table:style-name="ce14">
            <text:p><text:s/>8.999.004,02<text:s/></text:p>
          </table:table-cell>
          <table:table-cell office:value-type="float" office:value="8293585.7599999998" table:style-name="ce14">
            <text:p><text:s/>8.293.585,76<text:s/></text:p>
          </table:table-cell>
          <table:table-cell office:value-type="float" office:value="7423794.9400000004" table:style-name="ce14">
            <text:p><text:s/>7.423.794,94<text:s/></text:p>
          </table:table-cell>
          <table:table-cell office:value-type="float" office:value="113444316.83" table:style-name="ce14">
            <text:p><text:s/>113.444.316,83<text:s/></text:p>
          </table:table-cell>
          <table:table-cell office:value-type="float" office:value="8225.77" table:style-name="ce14">
            <text:p><text:s/>8.225,77<text:s/></text:p>
          </table:table-cell>
          <table:table-cell office:value-type="float" office:value="348558536.26999998" table:style-name="ce14">
            <text:p><text:s/>348.558.536,27<text:s/></text:p>
          </table:table-cell>
          <table:table-cell office:value-type="float" office:value="256238193.58000001" table:style-name="ce14">
            <text:p><text:s/>256.238.193,58<text:s/></text:p>
          </table:table-cell>
          <table:table-cell office:value-type="float" office:value="636034.31999999995" table:style-name="ce14">
            <text:p><text:s/>636.034,32<text:s/></text:p>
          </table:table-cell>
          <table:table-cell office:value-type="float" office:value="254667.22" table:style-name="ce14">
            <text:p><text:s/>254.667,22<text:s/></text:p>
          </table:table-cell>
          <table:table-cell office:value-type="float" office:value="440.3" table:style-name="ce14">
            <text:p><text:s/>440,30<text:s/></text:p>
          </table:table-cell>
          <table:table-cell office:value-type="float" office:value="119293217.8" table:style-name="ce14">
            <text:p><text:s/>119.293.217,80<text:s/></text:p>
          </table:table-cell>
          <table:table-cell office:value-type="float" office:value="864906058.20000005" table:style-name="ce14">
            <text:p><text:s/>864.906.058,20<text:s/></text:p>
          </table:table-cell>
          <table:table-cell office:value-type="float" office:value="434921.11" table:style-name="ce14">
            <text:p><text:s/>434.921,11<text:s/></text:p>
          </table:table-cell>
          <table:table-cell office:value-type="float" office:value="2018263817.5799999" table:style-name="ce14">
            <text:p><text:s/>2.018.263.817,58<text:s/></text:p>
          </table:table-cell>
          <table:table-cell office:value-type="float" office:value="0.18" table:style-name="ce14">
            <text:p><text:s/>0,18<text:s/></text:p>
          </table:table-cell>
          <table:table-cell office:value-type="float" office:value="4413927034.6499996" table:style-name="ce15">
            <text:p><text:s/>4.413.927.034,65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16.13" table:style-name="ce16">
            <text:p><text:s/>16,13<text:s/></text:p>
          </table:table-cell>
          <table:table-cell office:value-type="float" office:value="1586.81" table:style-name="ce16">
            <text:p><text:s/>1.586,81<text:s/></text:p>
          </table:table-cell>
          <table:table-cell office:value-type="float" office:value="-2.94" table:style-name="ce16">
            <text:p>-2,94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689.73" table:style-name="ce16">
            <text:p><text:s/>689,73<text:s/></text:p>
          </table:table-cell>
          <table:table-cell office:value-type="float" office:value="18.93" table:style-name="ce16">
            <text:p><text:s/>18,93<text:s/></text:p>
          </table:table-cell>
          <table:table-cell office:value-type="float" office:value="503.04" table:style-name="ce16">
            <text:p><text:s/>503,04<text:s/></text:p>
          </table:table-cell>
          <table:table-cell office:value-type="float" office:value="511.93" table:style-name="ce16">
            <text:p><text:s/>511,93<text:s/></text:p>
          </table:table-cell>
          <table:table-cell office:value-type="float" office:value="363.58" table:style-name="ce16">
            <text:p><text:s/>363,58<text:s/></text:p>
          </table:table-cell>
          <table:table-cell office:value-type="float" office:value="5030.49" table:style-name="ce16">
            <text:p><text:s/>5.030,49<text:s/></text:p>
          </table:table-cell>
          <table:table-cell office:value-type="float" office:value="-607.11" table:style-name="ce16">
            <text:p>-607,11<text:s/></text:p>
          </table:table-cell>
          <table:table-cell office:value-type="float" office:value="2080.4499999999998" table:style-name="ce16">
            <text:p><text:s/>2.080,45<text:s/></text:p>
          </table:table-cell>
          <table:table-cell office:value-type="float" office:value="-4.05" table:style-name="ce16">
            <text:p>-4,05<text:s/></text:p>
          </table:table-cell>
          <table:table-cell office:value-type="float" office:value="572.97" table:style-name="ce16">
            <text:p><text:s/>572,97<text:s/></text:p>
          </table:table-cell>
          <table:table-cell office:value-type="float" office:value="-1348.79" table:style-name="ce16">
            <text:p>-1.348,79<text:s/></text:p>
          </table:table-cell>
          <table:table-cell office:value-type="float" office:value="6337.85" table:style-name="ce16">
            <text:p><text:s/>6.337,85<text:s/></text:p>
          </table:table-cell>
          <table:table-cell office:value-type="float" office:value="3.75" table:style-name="ce16">
            <text:p><text:s/>3,75<text:s/></text:p>
          </table:table-cell>
          <table:table-cell office:value-type="float" office:value="12543.96" table:style-name="ce16">
            <text:p><text:s/>12.543,96<text:s/></text:p>
          </table:table-cell>
          <table:table-cell office:value-type="float" office:value="-455.25" table:style-name="ce16">
            <text:p>-455,25<text:s/></text:p>
          </table:table-cell>
          <table:table-cell office:value-type="float" office:value="148.37" table:style-name="ce16">
            <text:p><text:s/>148,37<text:s/></text:p>
          </table:table-cell>
          <table:table-cell office:value-type="float" office:value="-18.649999999999999" table:style-name="ce16">
            <text:p>-18,65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09117.63" table:style-name="ce16">
            <text:p><text:s/>109.117,63<text:s/></text:p>
          </table:table-cell>
          <table:table-cell office:value-type="float" office:value="-961.27" table:style-name="ce16">
            <text:p>-961,27<text:s/></text:p>
          </table:table-cell>
          <table:table-cell office:value-type="float" office:value="-121.76" table:style-name="ce16">
            <text:p>-121,76<text:s/></text:p>
          </table:table-cell>
          <table:table-cell office:value-type="float" office:value="714944.86" table:style-name="ce16">
            <text:p><text:s/>714.944,86<text:s/></text:p>
          </table:table-cell>
          <table:table-cell office:value-type="float" office:value="-0.03" table:style-name="ce16">
            <text:p>-0,03<text:s/></text:p>
          </table:table-cell>
          <table:table-cell office:value-type="float" office:value="850950.62999999989" table:style-name="ce17">
            <text:p><text:s/>850.950,63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249000.37" table:style-name="ce16">
            <text:p><text:s/>249.000,37<text:s/></text:p>
          </table:table-cell>
          <table:table-cell office:value-type="float" office:value="7222835.04" table:style-name="ce16">
            <text:p><text:s/>7.222.835,04<text:s/></text:p>
          </table:table-cell>
          <table:table-cell office:value-type="float" office:value="16052585.369999999" table:style-name="ce16">
            <text:p><text:s/>16.052.585,37<text:s/></text:p>
          </table:table-cell>
          <table:table-cell office:value-type="float" office:value="624204.41" table:style-name="ce16">
            <text:p><text:s/>624.204,41<text:s/></text:p>
          </table:table-cell>
          <table:table-cell office:value-type="float" office:value="170087349.83000001" table:style-name="ce16">
            <text:p><text:s/>170.087.349,83<text:s/></text:p>
          </table:table-cell>
          <table:table-cell office:value-type="float" office:value="82509583.189999998" table:style-name="ce16">
            <text:p><text:s/>82.509.583,19<text:s/></text:p>
          </table:table-cell>
          <table:table-cell office:value-type="float" office:value="4894059.0599999996" table:style-name="ce16">
            <text:p><text:s/>4.894.059,06<text:s/></text:p>
          </table:table-cell>
          <table:table-cell office:value-type="float" office:value="283728087.30000001" table:style-name="ce16">
            <text:p><text:s/>283.728.087,30<text:s/></text:p>
          </table:table-cell>
          <table:table-cell office:value-type="float" office:value="56318688.520000003" table:style-name="ce16">
            <text:p><text:s/>56.318.688,52<text:s/></text:p>
          </table:table-cell>
          <table:table-cell office:value-type="float" office:value="4876632.84" table:style-name="ce16">
            <text:p><text:s/>4.876.632,84<text:s/></text:p>
          </table:table-cell>
          <table:table-cell office:value-type="float" office:value="729796323.36000001" table:style-name="ce16">
            <text:p><text:s/>729.796.323,36<text:s/></text:p>
          </table:table-cell>
          <table:table-cell office:value-type="float" office:value="7336858.1100000003" table:style-name="ce16">
            <text:p><text:s/>7.336.858,11<text:s/></text:p>
          </table:table-cell>
          <table:table-cell office:value-type="float" office:value="13065472.15" table:style-name="ce16">
            <text:p><text:s/>13.065.472,15<text:s/></text:p>
          </table:table-cell>
          <table:table-cell office:value-type="float" office:value="17473879.649999999" table:style-name="ce16">
            <text:p><text:s/>17.473.879,65<text:s/></text:p>
          </table:table-cell>
          <table:table-cell office:value-type="float" office:value="11150898.109999999" table:style-name="ce16">
            <text:p><text:s/>11.150.898,11<text:s/></text:p>
          </table:table-cell>
          <table:table-cell office:value-type="float" office:value="161167915.43000001" table:style-name="ce16">
            <text:p><text:s/>161.167.915,43<text:s/></text:p>
          </table:table-cell>
          <table:table-cell office:value-type="float" office:value="3349120.99" table:style-name="ce16">
            <text:p><text:s/>3.349.120,99<text:s/></text:p>
          </table:table-cell>
          <table:table-cell office:value-type="float" office:value="399719325.75999999" table:style-name="ce16">
            <text:p><text:s/>399.719.325,76<text:s/></text:p>
          </table:table-cell>
          <table:table-cell office:value-type="float" office:value="321342057.29000002" table:style-name="ce16">
            <text:p><text:s/>321.342.057,29<text:s/></text:p>
          </table:table-cell>
          <table:table-cell office:value-type="float" office:value="5248087.95" table:style-name="ce16">
            <text:p><text:s/>5.248.087,95<text:s/></text:p>
          </table:table-cell>
          <table:table-cell office:value-type="float" office:value="4785184.26" table:style-name="ce16">
            <text:p><text:s/>4.785.184,26<text:s/></text:p>
          </table:table-cell>
          <table:table-cell office:value-type="float" office:value="69401.460000000006" table:style-name="ce16">
            <text:p><text:s/>69.401,46<text:s/></text:p>
          </table:table-cell>
          <table:table-cell office:value-type="float" office:value="550421705.04999995" table:style-name="ce16">
            <text:p><text:s/>550.421.705,05<text:s/></text:p>
          </table:table-cell>
          <table:table-cell office:value-type="float" office:value="717521876.74000001" table:style-name="ce16">
            <text:p><text:s/>717.521.876,74<text:s/></text:p>
          </table:table-cell>
          <table:table-cell office:value-type="float" office:value="8493398.1699999999" table:style-name="ce16">
            <text:p><text:s/>8.493.398,17<text:s/></text:p>
          </table:table-cell>
          <table:table-cell office:value-type="float" office:value="2478649762.3800001" table:style-name="ce16">
            <text:p><text:s/>2.478.649.762,38<text:s/></text:p>
          </table:table-cell>
          <table:table-cell office:value-type="float" office:value="3655536.85" table:style-name="ce16">
            <text:p><text:s/>3.655.536,85<text:s/></text:p>
          </table:table-cell>
          <table:table-cell office:value-type="float" office:value="6059809829.6400003" table:style-name="ce17">
            <text:p><text:s/>6.059.809.829,64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2335.5" table:style-name="ce16">
            <text:p><text:s/>2.335,5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7796.77" table:style-name="ce16">
            <text:p><text:s/>7.796,77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551.72" table:style-name="ce16">
            <text:p><text:s/>551,72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88404.32" table:style-name="ce16">
            <text:p><text:s/>88.404,32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391102700.57999998" table:style-name="ce16">
            <text:p><text:s/>391.102.700,58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20.22" table:style-name="ce16">
            <text:p><text:s/>120,22<text:s/></text:p>
          </table:table-cell>
          <table:table-cell office:value-type="float" office:value="1580308.62" table:style-name="ce16">
            <text:p><text:s/>1.580.308,62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40655034.84999999" table:style-name="ce16">
            <text:p><text:s/>140.655.034,85<text:s/></text:p>
          </table:table-cell>
          <table:table-cell office:value-type="float" office:value="2023.87" table:style-name="ce16">
            <text:p><text:s/>2.023,87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800507.1" table:style-name="ce16">
            <text:p><text:s/>800.507,1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534239783.55000007" table:style-name="ce17">
            <text:p><text:s/>534.239.783,55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180925.07" table:style-name="ce16">
            <text:p><text:s/>180.925,07<text:s/></text:p>
          </table:table-cell>
          <table:table-cell office:value-type="float" office:value="928649.59" table:style-name="ce16">
            <text:p><text:s/>928.649,59<text:s/></text:p>
          </table:table-cell>
          <table:table-cell office:value-type="float" office:value="2909004.46" table:style-name="ce16">
            <text:p><text:s/>2.909.004,46<text:s/></text:p>
          </table:table-cell>
          <table:table-cell office:value-type="float" office:value="547.83000000000004" table:style-name="ce16">
            <text:p><text:s/>547,83<text:s/></text:p>
          </table:table-cell>
          <table:table-cell office:value-type="float" office:value="17582941.059999999" table:style-name="ce16">
            <text:p><text:s/>17.582.941,06<text:s/></text:p>
          </table:table-cell>
          <table:table-cell office:value-type="float" office:value="10452594.84" table:style-name="ce16">
            <text:p><text:s/>10.452.594,84<text:s/></text:p>
          </table:table-cell>
          <table:table-cell office:value-type="float" office:value="2158409.44" table:style-name="ce16">
            <text:p><text:s/>2.158.409,44<text:s/></text:p>
          </table:table-cell>
          <table:table-cell office:value-type="float" office:value="1140464.24" table:style-name="ce16">
            <text:p><text:s/>1.140.464,24<text:s/></text:p>
          </table:table-cell>
          <table:table-cell office:value-type="float" office:value="7920778.1200000001" table:style-name="ce16">
            <text:p><text:s/>7.920.778,12<text:s/></text:p>
          </table:table-cell>
          <table:table-cell office:value-type="float" office:value="3348955.39" table:style-name="ce16">
            <text:p><text:s/>3.348.955,39<text:s/></text:p>
          </table:table-cell>
          <table:table-cell office:value-type="float" office:value="45603277.780000001" table:style-name="ce16">
            <text:p><text:s/>45.603.277,78<text:s/></text:p>
          </table:table-cell>
          <table:table-cell office:value-type="float" office:value="83741.56" table:style-name="ce16">
            <text:p><text:s/>83.741,56<text:s/></text:p>
          </table:table-cell>
          <table:table-cell office:value-type="float" office:value="5162994.0199999996" table:style-name="ce16">
            <text:p><text:s/>5.162.994,02<text:s/></text:p>
          </table:table-cell>
          <table:table-cell office:value-type="float" office:value="2227186.23" table:style-name="ce16">
            <text:p><text:s/>2.227.186,23<text:s/></text:p>
          </table:table-cell>
          <table:table-cell office:value-type="float" office:value="4101557.37" table:style-name="ce16">
            <text:p><text:s/>4.101.557,37<text:s/></text:p>
          </table:table-cell>
          <table:table-cell office:value-type="float" office:value="33591499.990000002" table:style-name="ce16">
            <text:p><text:s/>33.591.499,99<text:s/></text:p>
          </table:table-cell>
          <table:table-cell office:value-type="float" office:value="1974199.09" table:style-name="ce16">
            <text:p><text:s/>1.974.199,09<text:s/></text:p>
          </table:table-cell>
          <table:table-cell office:value-type="float" office:value="7030436.2000000002" table:style-name="ce16">
            <text:p><text:s/>7.030.436,20<text:s/></text:p>
          </table:table-cell>
          <table:table-cell office:value-type="float" office:value="12388687.17" table:style-name="ce16">
            <text:p><text:s/>12.388.687,17<text:s/></text:p>
          </table:table-cell>
          <table:table-cell office:value-type="float" office:value="783022.19" table:style-name="ce16">
            <text:p><text:s/>783.022,19<text:s/></text:p>
          </table:table-cell>
          <table:table-cell office:value-type="float" office:value="111715.37" table:style-name="ce16">
            <text:p><text:s/>111.715,37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8903584.120000001" table:style-name="ce16">
            <text:p><text:s/>18.903.584,12<text:s/></text:p>
          </table:table-cell>
          <table:table-cell office:value-type="float" office:value="8407200.9800000004" table:style-name="ce16">
            <text:p><text:s/>8.407.200,98<text:s/></text:p>
          </table:table-cell>
          <table:table-cell office:value-type="float" office:value="1935437.47" table:style-name="ce16">
            <text:p><text:s/>1.935.437,47<text:s/></text:p>
          </table:table-cell>
          <table:table-cell office:value-type="float" office:value="71596860.510000005" table:style-name="ce16">
            <text:p><text:s/>71.596.860,51<text:s/></text:p>
          </table:table-cell>
          <table:table-cell office:value-type="float" office:value="361060.46" table:style-name="ce16">
            <text:p><text:s/>361.060,46<text:s/></text:p>
          </table:table-cell>
          <table:table-cell office:value-type="float" office:value="260885730.54999998" table:style-name="ce17">
            <text:p><text:s/>260.885.730,55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6343.91" table:style-name="ce16">
            <text:p><text:s/>6.343,91<text:s/></text:p>
          </table:table-cell>
          <table:table-cell office:value-type="float" office:value="40621.86" table:style-name="ce16">
            <text:p><text:s/>40.621,86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5649" table:style-name="ce16">
            <text:p><text:s/>5.649,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20104113.489999998" table:style-name="ce16">
            <text:p><text:s/>20.104.113,49<text:s/></text:p>
          </table:table-cell>
          <table:table-cell office:value-type="float" office:value="2154499.48" table:style-name="ce16">
            <text:p><text:s/>2.154.499,48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1519.57" table:style-name="ce16">
            <text:p><text:s/>11.519,57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4878.97" table:style-name="ce16">
            <text:p><text:s/>14.878,97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2290.98" table:style-name="ce16">
            <text:p><text:s/>12.290,98<text:s/></text:p>
          </table:table-cell>
          <table:table-cell office:value-type="float" office:value="11642486.460000001" table:style-name="ce16">
            <text:p><text:s/>11.642.486,46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51280941.32" table:style-name="ce16">
            <text:p><text:s/>51.280.941,32<text:s/></text:p>
          </table:table-cell>
          <table:table-cell office:value-type="float" office:value="23132465.77" table:style-name="ce16">
            <text:p><text:s/>23.132.465,77<text:s/></text:p>
          </table:table-cell>
          <table:table-cell office:value-type="float" office:value="4100.18" table:style-name="ce16">
            <text:p><text:s/>4.100,18<text:s/></text:p>
          </table:table-cell>
          <table:table-cell office:value-type="float" office:value="41069.269999999997" table:style-name="ce16">
            <text:p><text:s/>41.069,27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30091" table:style-name="ce16">
            <text:p><text:s/>30.091,00<text:s/></text:p>
          </table:table-cell>
          <table:table-cell office:value-type="float" office:value="31300365.66" table:style-name="ce16">
            <text:p><text:s/>31.300.365,66<text:s/></text:p>
          </table:table-cell>
          <table:table-cell office:value-type="float" office:value="4528.88" table:style-name="ce16">
            <text:p><text:s/>4.528,88<text:s/></text:p>
          </table:table-cell>
          <table:table-cell office:value-type="float" office:value="182273569.75999999" table:style-name="ce16">
            <text:p><text:s/>182.273.569,76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322059535.55999994" table:style-name="ce17">
            <text:p><text:s/>322.059.535,56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22214.16" table:style-name="ce16">
            <text:p><text:s/>22.214,16<text:s/></text:p>
          </table:table-cell>
          <table:table-cell office:value-type="float" office:value="327785.75" table:style-name="ce16">
            <text:p><text:s/>327.785,75<text:s/></text:p>
          </table:table-cell>
          <table:table-cell office:value-type="float" office:value="11194093.82" table:style-name="ce16">
            <text:p><text:s/>11.194.093,82<text:s/></text:p>
          </table:table-cell>
          <table:table-cell office:value-type="float" office:value="199830.45" table:style-name="ce16">
            <text:p><text:s/>199.830,45<text:s/></text:p>
          </table:table-cell>
          <table:table-cell office:value-type="float" office:value="74091455.709999993" table:style-name="ce16">
            <text:p><text:s/>74.091.455,71<text:s/></text:p>
          </table:table-cell>
          <table:table-cell office:value-type="float" office:value="38297669.93" table:style-name="ce16">
            <text:p><text:s/>38.297.669,93<text:s/></text:p>
          </table:table-cell>
          <table:table-cell office:value-type="float" office:value="527260.62" table:style-name="ce16">
            <text:p><text:s/>527.260,62<text:s/></text:p>
          </table:table-cell>
          <table:table-cell office:value-type="float" office:value="184248693.61000001" table:style-name="ce16">
            <text:p><text:s/>184.248.693,61<text:s/></text:p>
          </table:table-cell>
          <table:table-cell office:value-type="float" office:value="8191534.7000000002" table:style-name="ce16">
            <text:p><text:s/>8.191.534,70<text:s/></text:p>
          </table:table-cell>
          <table:table-cell office:value-type="float" office:value="191167.84" table:style-name="ce16">
            <text:p><text:s/>191.167,84<text:s/></text:p>
          </table:table-cell>
          <table:table-cell office:value-type="float" office:value="97250371.480000004" table:style-name="ce16">
            <text:p><text:s/>97.250.371,48<text:s/></text:p>
          </table:table-cell>
          <table:table-cell office:value-type="float" office:value="96516.71" table:style-name="ce16">
            <text:p><text:s/>96.516,71<text:s/></text:p>
          </table:table-cell>
          <table:table-cell office:value-type="float" office:value="3121475.99" table:style-name="ce16">
            <text:p><text:s/>3.121.475,99<text:s/></text:p>
          </table:table-cell>
          <table:table-cell office:value-type="float" office:value="6611057.9400000004" table:style-name="ce16">
            <text:p><text:s/>6.611.057,94<text:s/></text:p>
          </table:table-cell>
          <table:table-cell office:value-type="float" office:value="2881029.93" table:style-name="ce16">
            <text:p><text:s/>2.881.029,93<text:s/></text:p>
          </table:table-cell>
          <table:table-cell office:value-type="float" office:value="60325048.640000001" table:style-name="ce16">
            <text:p><text:s/>60.325.048,64<text:s/></text:p>
          </table:table-cell>
          <table:table-cell office:value-type="float" office:value="357.14" table:style-name="ce16">
            <text:p><text:s/>357,14<text:s/></text:p>
          </table:table-cell>
          <table:table-cell office:value-type="float" office:value="162861891.94" table:style-name="ce16">
            <text:p><text:s/>162.861.891,94<text:s/></text:p>
          </table:table-cell>
          <table:table-cell office:value-type="float" office:value="141125169.40000001" table:style-name="ce16">
            <text:p><text:s/>141.125.169,40<text:s/></text:p>
          </table:table-cell>
          <table:table-cell office:value-type="float" office:value="285235.34000000003" table:style-name="ce16">
            <text:p><text:s/>285.235,34<text:s/></text:p>
          </table:table-cell>
          <table:table-cell office:value-type="float" office:value="124896.43" table:style-name="ce16">
            <text:p><text:s/>124.896,43<text:s/></text:p>
          </table:table-cell>
          <table:table-cell office:value-type="float" office:value="12968.03" table:style-name="ce16">
            <text:p><text:s/>12.968,03<text:s/></text:p>
          </table:table-cell>
          <table:table-cell office:value-type="float" office:value="176241079.38" table:style-name="ce16">
            <text:p><text:s/>176.241.079,38<text:s/></text:p>
          </table:table-cell>
          <table:table-cell office:value-type="float" office:value="441849786.85000002" table:style-name="ce16">
            <text:p><text:s/>441.849.786,85<text:s/></text:p>
          </table:table-cell>
          <table:table-cell office:value-type="float" office:value="421721.9" table:style-name="ce16">
            <text:p><text:s/>421.721,90<text:s/></text:p>
          </table:table-cell>
          <table:table-cell office:value-type="float" office:value="874271370.76999998" table:style-name="ce16">
            <text:p><text:s/>874.271.370,77<text:s/></text:p>
          </table:table-cell>
          <table:table-cell office:value-type="float" office:value="324497.40999999997" table:style-name="ce16">
            <text:p><text:s/>324.497,41<text:s/></text:p>
          </table:table-cell>
          <table:table-cell office:value-type="float" office:value="2285096181.8699999" table:style-name="ce17">
            <text:p><text:s/>2.285.096.181,87<text:s/></text:p>
          </table:table-cell>
          <table:table-cell table:number-columns-repeated="16355"/>
        </table:table-row>
        <table:table-row table:style-name="ro6">
          <table:table-cell office:value-type="string" table:style-name="ce18">
            <text:p><text:s text:c="2"/>IPI - OUTROS</text:p>
          </table:table-cell>
          <table:table-cell office:value-type="float" office:value="45861.14" table:style-name="ce16">
            <text:p><text:s/>45.861,14<text:s/></text:p>
          </table:table-cell>
          <table:table-cell office:value-type="float" office:value="5957720.2899999991" table:style-name="ce16">
            <text:p><text:s/>5.957.720,29<text:s/></text:p>
          </table:table-cell>
          <table:table-cell office:value-type="float" office:value="1908865.2300000002" table:style-name="ce16">
            <text:p><text:s/>1.908.865,23<text:s/></text:p>
          </table:table-cell>
          <table:table-cell office:value-type="float" office:value="423826.13" table:style-name="ce16">
            <text:p><text:s/>423.826,13<text:s/></text:p>
          </table:table-cell>
          <table:table-cell office:value-type="float" office:value="78399507.289999992" table:style-name="ce16">
            <text:p><text:s/>78.399.507,29<text:s/></text:p>
          </table:table-cell>
          <table:table-cell office:value-type="float" office:value="33759318.420000002" table:style-name="ce16">
            <text:p><text:s/>33.759.318,42<text:s/></text:p>
          </table:table-cell>
          <table:table-cell office:value-type="float" office:value="2207837.2800000003" table:style-name="ce16">
            <text:p><text:s/>2.207.837,28<text:s/></text:p>
          </table:table-cell>
          <table:table-cell office:value-type="float" office:value="78234815.960000008" table:style-name="ce16">
            <text:p><text:s/>78.234.815,96<text:s/></text:p>
          </table:table-cell>
          <table:table-cell office:value-type="float" office:value="37963471.899999999" table:style-name="ce16">
            <text:p><text:s/>37.963.471,90<text:s/></text:p>
          </table:table-cell>
          <table:table-cell office:value-type="float" office:value="1336509.6099999999" table:style-name="ce16">
            <text:p><text:s/>1.336.509,61<text:s/></text:p>
          </table:table-cell>
          <table:table-cell office:value-type="float" office:value="195828453.94999999" table:style-name="ce16">
            <text:p><text:s/>195.828.453,95<text:s/></text:p>
          </table:table-cell>
          <table:table-cell office:value-type="float" office:value="7156599.8399999999" table:style-name="ce16">
            <text:p><text:s/>7.156.599,84<text:s/></text:p>
          </table:table-cell>
          <table:table-cell office:value-type="float" office:value="4766123.17" table:style-name="ce16">
            <text:p><text:s/>4.766.123,17<text:s/></text:p>
          </table:table-cell>
          <table:table-cell office:value-type="float" office:value="8635635.4800000004" table:style-name="ce16">
            <text:p><text:s/>8.635.635,48<text:s/></text:p>
          </table:table-cell>
          <table:table-cell office:value-type="float" office:value="4156019.83" table:style-name="ce16">
            <text:p><text:s/>4.156.019,83<text:s/></text:p>
          </table:table-cell>
          <table:table-cell office:value-type="float" office:value="55608880.340000004" table:style-name="ce16">
            <text:p><text:s/>55.608.880,34<text:s/></text:p>
          </table:table-cell>
          <table:table-cell office:value-type="float" office:value="1374564.76" table:style-name="ce16">
            <text:p><text:s/>1.374.564,76<text:s/></text:p>
          </table:table-cell>
          <table:table-cell office:value-type="float" office:value="178545936.08000001" table:style-name="ce16">
            <text:p><text:s/>178.545.936,08<text:s/></text:p>
          </table:table-cell>
          <table:table-cell office:value-type="float" office:value="143115426.33000001" table:style-name="ce16">
            <text:p><text:s/>143.115.426,33<text:s/></text:p>
          </table:table-cell>
          <table:table-cell office:value-type="float" office:value="4175730.24" table:style-name="ce16">
            <text:p><text:s/>4.175.730,24<text:s/></text:p>
          </table:table-cell>
          <table:table-cell office:value-type="float" office:value="4507503.1899999995" table:style-name="ce16">
            <text:p><text:s/>4.507.503,19<text:s/></text:p>
          </table:table-cell>
          <table:table-cell office:value-type="float" office:value="56433.43" table:style-name="ce16">
            <text:p><text:s/>56.433,43<text:s/></text:p>
          </table:table-cell>
          <table:table-cell office:value-type="float" office:value="214591915.69999999" table:style-name="ce16">
            <text:p><text:s/>214.591.915,70<text:s/></text:p>
          </table:table-cell>
          <table:table-cell office:value-type="float" office:value="235962499.38000003" table:style-name="ce16">
            <text:p><text:s/>235.962.499,38<text:s/></text:p>
          </table:table-cell>
          <table:table-cell office:value-type="float" office:value="6131709.9199999999" table:style-name="ce16">
            <text:p><text:s/>6.131.709,92<text:s/></text:p>
          </table:table-cell>
          <table:table-cell office:value-type="float" office:value="1349707454.24" table:style-name="ce16">
            <text:p><text:s/>1.349.707.454,24<text:s/></text:p>
          </table:table-cell>
          <table:table-cell office:value-type="float" office:value="2969978.98" table:style-name="ce16">
            <text:p><text:s/>2.969.978,98<text:s/></text:p>
          </table:table-cell>
          <table:table-cell office:value-type="float" office:value="2657528598.1100001" table:style-name="ce17">
            <text:p><text:s/>2.657.528.598,11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32644892.07" table:style-name="ce16">
            <text:p><text:s/>32.644.892,07<text:s/></text:p>
          </table:table-cell>
          <table:table-cell office:value-type="float" office:value="110183083.31" table:style-name="ce16">
            <text:p><text:s/>110.183.083,31<text:s/></text:p>
          </table:table-cell>
          <table:table-cell office:value-type="float" office:value="512587047.04000002" table:style-name="ce16">
            <text:p><text:s/>512.587.047,04<text:s/></text:p>
          </table:table-cell>
          <table:table-cell office:value-type="float" office:value="27934941.539999999" table:style-name="ce16">
            <text:p><text:s/>27.934.941,54<text:s/></text:p>
          </table:table-cell>
          <table:table-cell office:value-type="float" office:value="621303344.47000003" table:style-name="ce16">
            <text:p><text:s/>621.303.344,47<text:s/></text:p>
          </table:table-cell>
          <table:table-cell office:value-type="float" office:value="614713544.58000004" table:style-name="ce16">
            <text:p><text:s/>614.713.544,58<text:s/></text:p>
          </table:table-cell>
          <table:table-cell office:value-type="float" office:value="5064377355.6400003" table:style-name="ce16">
            <text:p><text:s/>5.064.377.355,64<text:s/></text:p>
          </table:table-cell>
          <table:table-cell office:value-type="float" office:value="464366562.95999998" table:style-name="ce16">
            <text:p><text:s/>464.366.562,96<text:s/></text:p>
          </table:table-cell>
          <table:table-cell office:value-type="float" office:value="592716450.36000001" table:style-name="ce16">
            <text:p><text:s/>592.716.450,36<text:s/></text:p>
          </table:table-cell>
          <table:table-cell office:value-type="float" office:value="200444744.80000001" table:style-name="ce16">
            <text:p><text:s/>200.444.744,80<text:s/></text:p>
          </table:table-cell>
          <table:table-cell office:value-type="float" office:value="2621967535.9099998" table:style-name="ce16">
            <text:p><text:s/>2.621.967.535,91<text:s/></text:p>
          </table:table-cell>
          <table:table-cell office:value-type="float" office:value="280231685.47000003" table:style-name="ce16">
            <text:p><text:s/>280.231.685,47<text:s/></text:p>
          </table:table-cell>
          <table:table-cell office:value-type="float" office:value="421619515.54000002" table:style-name="ce16">
            <text:p><text:s/>421.619.515,54<text:s/></text:p>
          </table:table-cell>
          <table:table-cell office:value-type="float" office:value="319259043.89999998" table:style-name="ce16">
            <text:p><text:s/>319.259.043,90<text:s/></text:p>
          </table:table-cell>
          <table:table-cell office:value-type="float" office:value="179777175.02000001" table:style-name="ce16">
            <text:p><text:s/>179.777.175,02<text:s/></text:p>
          </table:table-cell>
          <table:table-cell office:value-type="float" office:value="545826656.10000002" table:style-name="ce16">
            <text:p><text:s/>545.826.656,10<text:s/></text:p>
          </table:table-cell>
          <table:table-cell office:value-type="float" office:value="121269301.48" table:style-name="ce16">
            <text:p><text:s/>121.269.301,48<text:s/></text:p>
          </table:table-cell>
          <table:table-cell office:value-type="float" office:value="1901115124.1199999" table:style-name="ce16">
            <text:p><text:s/>1.901.115.124,12<text:s/></text:p>
          </table:table-cell>
          <table:table-cell office:value-type="float" office:value="5749441890.8999996" table:style-name="ce16">
            <text:p><text:s/>5.749.441.890,90<text:s/></text:p>
          </table:table-cell>
          <table:table-cell office:value-type="float" office:value="188965101.72999999" table:style-name="ce16">
            <text:p><text:s/>188.965.101,73<text:s/></text:p>
          </table:table-cell>
          <table:table-cell office:value-type="float" office:value="100202851.86" table:style-name="ce16">
            <text:p><text:s/>100.202.851,86<text:s/></text:p>
          </table:table-cell>
          <table:table-cell office:value-type="float" office:value="32367528.800000001" table:style-name="ce16">
            <text:p><text:s/>32.367.528,80<text:s/></text:p>
          </table:table-cell>
          <table:table-cell office:value-type="float" office:value="2034620823.52" table:style-name="ce16">
            <text:p><text:s/>2.034.620.823,52<text:s/></text:p>
          </table:table-cell>
          <table:table-cell office:value-type="float" office:value="1411719598.1700001" table:style-name="ce16">
            <text:p><text:s/>1.411.719.598,17<text:s/></text:p>
          </table:table-cell>
          <table:table-cell office:value-type="float" office:value="105324496.95999999" table:style-name="ce16">
            <text:p><text:s/>105.324.496,96<text:s/></text:p>
          </table:table-cell>
          <table:table-cell office:value-type="float" office:value="18601590440.09" table:style-name="ce16">
            <text:p><text:s/>18.601.590.440,09<text:s/></text:p>
          </table:table-cell>
          <table:table-cell office:value-type="float" office:value="66941331.340000004" table:style-name="ce16">
            <text:p><text:s/>66.941.331,34<text:s/></text:p>
          </table:table-cell>
          <table:table-cell office:value-type="float" office:value="42923512067.679993" table:style-name="ce17">
            <text:p><text:s/>42.923.512.067,68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6882140.3499999996" table:style-name="ce16">
            <text:p><text:s/>6.882.140,35<text:s/></text:p>
          </table:table-cell>
          <table:table-cell office:value-type="float" office:value="23454712.300000001" table:style-name="ce16">
            <text:p><text:s/>23.454.712,30<text:s/></text:p>
          </table:table-cell>
          <table:table-cell office:value-type="float" office:value="27854856.559999999" table:style-name="ce16">
            <text:p><text:s/>27.854.856,56<text:s/></text:p>
          </table:table-cell>
          <table:table-cell office:value-type="float" office:value="5855367.3300000001" table:style-name="ce16">
            <text:p><text:s/>5.855.367,33<text:s/></text:p>
          </table:table-cell>
          <table:table-cell office:value-type="float" office:value="96580958.390000001" table:style-name="ce16">
            <text:p><text:s/>96.580.958,39<text:s/></text:p>
          </table:table-cell>
          <table:table-cell office:value-type="float" office:value="50563571.789999999" table:style-name="ce16">
            <text:p><text:s/>50.563.571,79<text:s/></text:p>
          </table:table-cell>
          <table:table-cell office:value-type="float" office:value="92331691.760000005" table:style-name="ce16">
            <text:p><text:s/>92.331.691,76<text:s/></text:p>
          </table:table-cell>
          <table:table-cell office:value-type="float" office:value="53667965.890000001" table:style-name="ce16">
            <text:p><text:s/>53.667.965,89<text:s/></text:p>
          </table:table-cell>
          <table:table-cell office:value-type="float" office:value="84713585.900000006" table:style-name="ce16">
            <text:p><text:s/>84.713.585,90<text:s/></text:p>
          </table:table-cell>
          <table:table-cell office:value-type="float" office:value="34528921.149999999" table:style-name="ce16">
            <text:p><text:s/>34.528.921,15<text:s/></text:p>
          </table:table-cell>
          <table:table-cell office:value-type="float" office:value="297568571.99000001" table:style-name="ce16">
            <text:p><text:s/>297.568.571,99<text:s/></text:p>
          </table:table-cell>
          <table:table-cell office:value-type="float" office:value="54215408" table:style-name="ce16">
            <text:p><text:s/>54.215.408,00<text:s/></text:p>
          </table:table-cell>
          <table:table-cell office:value-type="float" office:value="62121745.07" table:style-name="ce16">
            <text:p><text:s/>62.121.745,07<text:s/></text:p>
          </table:table-cell>
          <table:table-cell office:value-type="float" office:value="41382674.689999998" table:style-name="ce16">
            <text:p><text:s/>41.382.674,69<text:s/></text:p>
          </table:table-cell>
          <table:table-cell office:value-type="float" office:value="32228233.289999999" table:style-name="ce16">
            <text:p><text:s/>32.228.233,29<text:s/></text:p>
          </table:table-cell>
          <table:table-cell office:value-type="float" office:value="80474181.430000007" table:style-name="ce16">
            <text:p><text:s/>80.474.181,43<text:s/></text:p>
          </table:table-cell>
          <table:table-cell office:value-type="float" office:value="22330958.309999999" table:style-name="ce16">
            <text:p><text:s/>22.330.958,31<text:s/></text:p>
          </table:table-cell>
          <table:table-cell office:value-type="float" office:value="196140655.75999999" table:style-name="ce16">
            <text:p><text:s/>196.140.655,76<text:s/></text:p>
          </table:table-cell>
          <table:table-cell office:value-type="float" office:value="395840391.19" table:style-name="ce16">
            <text:p><text:s/>395.840.391,19<text:s/></text:p>
          </table:table-cell>
          <table:table-cell office:value-type="float" office:value="30731187.890000001" table:style-name="ce16">
            <text:p><text:s/>30.731.187,89<text:s/></text:p>
          </table:table-cell>
          <table:table-cell office:value-type="float" office:value="16093805.119999999" table:style-name="ce16">
            <text:p><text:s/>16.093.805,12<text:s/></text:p>
          </table:table-cell>
          <table:table-cell office:value-type="float" office:value="5463805.1500000004" table:style-name="ce16">
            <text:p><text:s/>5.463.805,15<text:s/></text:p>
          </table:table-cell>
          <table:table-cell office:value-type="float" office:value="217861616.74000001" table:style-name="ce16">
            <text:p><text:s/>217.861.616,74<text:s/></text:p>
          </table:table-cell>
          <table:table-cell office:value-type="float" office:value="144335849.13" table:style-name="ce16">
            <text:p><text:s/>144.335.849,13<text:s/></text:p>
          </table:table-cell>
          <table:table-cell office:value-type="float" office:value="23394825.219999999" table:style-name="ce16">
            <text:p><text:s/>23.394.825,22<text:s/></text:p>
          </table:table-cell>
          <table:table-cell office:value-type="float" office:value="1494537567.3699999" table:style-name="ce16">
            <text:p><text:s/>1.494.537.567,37<text:s/></text:p>
          </table:table-cell>
          <table:table-cell office:value-type="float" office:value="10795945.85" table:style-name="ce16">
            <text:p><text:s/>10.795.945,85<text:s/></text:p>
          </table:table-cell>
          <table:table-cell office:value-type="float" office:value="3601951193.6200004" table:style-name="ce17">
            <text:p><text:s/>3.601.951.193,62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16536658.6" table:style-name="ce16">
            <text:p><text:s/>16.536.658,60<text:s/></text:p>
          </table:table-cell>
          <table:table-cell office:value-type="float" office:value="52522313.07" table:style-name="ce16">
            <text:p><text:s/>52.522.313,07<text:s/></text:p>
          </table:table-cell>
          <table:table-cell office:value-type="float" office:value="368502641.56999999" table:style-name="ce16">
            <text:p><text:s/>368.502.641,57<text:s/></text:p>
          </table:table-cell>
          <table:table-cell office:value-type="float" office:value="16470777.380000001" table:style-name="ce16">
            <text:p><text:s/>16.470.777,38<text:s/></text:p>
          </table:table-cell>
          <table:table-cell office:value-type="float" office:value="351428964.20999998" table:style-name="ce16">
            <text:p><text:s/>351.428.964,21<text:s/></text:p>
          </table:table-cell>
          <table:table-cell office:value-type="float" office:value="382148012.41000003" table:style-name="ce16">
            <text:p><text:s/>382.148.012,41<text:s/></text:p>
          </table:table-cell>
          <table:table-cell office:value-type="float" office:value="596932381.38999999" table:style-name="ce16">
            <text:p><text:s/>596.932.381,39<text:s/></text:p>
          </table:table-cell>
          <table:table-cell office:value-type="float" office:value="294281273.94" table:style-name="ce16">
            <text:p><text:s/>294.281.273,94<text:s/></text:p>
          </table:table-cell>
          <table:table-cell office:value-type="float" office:value="378149961.33999997" table:style-name="ce16">
            <text:p><text:s/>378.149.961,34<text:s/></text:p>
          </table:table-cell>
          <table:table-cell office:value-type="float" office:value="105140806" table:style-name="ce16">
            <text:p><text:s/>105.140.806,00<text:s/></text:p>
          </table:table-cell>
          <table:table-cell office:value-type="float" office:value="1701567635.28" table:style-name="ce16">
            <text:p><text:s/>1.701.567.635,28<text:s/></text:p>
          </table:table-cell>
          <table:table-cell office:value-type="float" office:value="164737929.55000001" table:style-name="ce16">
            <text:p><text:s/>164.737.929,55<text:s/></text:p>
          </table:table-cell>
          <table:table-cell office:value-type="float" office:value="272105781.06" table:style-name="ce16">
            <text:p><text:s/>272.105.781,06<text:s/></text:p>
          </table:table-cell>
          <table:table-cell office:value-type="float" office:value="184089318.08000001" table:style-name="ce16">
            <text:p><text:s/>184.089.318,08<text:s/></text:p>
          </table:table-cell>
          <table:table-cell office:value-type="float" office:value="88308517.900000006" table:style-name="ce16">
            <text:p><text:s/>88.308.517,90<text:s/></text:p>
          </table:table-cell>
          <table:table-cell office:value-type="float" office:value="301599934.54000002" table:style-name="ce16">
            <text:p><text:s/>301.599.934,54<text:s/></text:p>
          </table:table-cell>
          <table:table-cell office:value-type="float" office:value="69142334.159999996" table:style-name="ce16">
            <text:p><text:s/>69.142.334,16<text:s/></text:p>
          </table:table-cell>
          <table:table-cell office:value-type="float" office:value="1243095916.27" table:style-name="ce16">
            <text:p><text:s/>1.243.095.916,27<text:s/></text:p>
          </table:table-cell>
          <table:table-cell office:value-type="float" office:value="2700205602.6900001" table:style-name="ce16">
            <text:p><text:s/>2.700.205.602,69<text:s/></text:p>
          </table:table-cell>
          <table:table-cell office:value-type="float" office:value="99756066.230000004" table:style-name="ce16">
            <text:p><text:s/>99.756.066,23<text:s/></text:p>
          </table:table-cell>
          <table:table-cell office:value-type="float" office:value="58967169.590000004" table:style-name="ce16">
            <text:p><text:s/>58.967.169,59<text:s/></text:p>
          </table:table-cell>
          <table:table-cell office:value-type="float" office:value="18106744.440000001" table:style-name="ce16">
            <text:p><text:s/>18.106.744,44<text:s/></text:p>
          </table:table-cell>
          <table:table-cell office:value-type="float" office:value="1277018254.5599999" table:style-name="ce16">
            <text:p><text:s/>1.277.018.254,56<text:s/></text:p>
          </table:table-cell>
          <table:table-cell office:value-type="float" office:value="957726844.83000004" table:style-name="ce16">
            <text:p><text:s/>957.726.844,83<text:s/></text:p>
          </table:table-cell>
          <table:table-cell office:value-type="float" office:value="48636569.729999997" table:style-name="ce16">
            <text:p><text:s/>48.636.569,73<text:s/></text:p>
          </table:table-cell>
          <table:table-cell office:value-type="float" office:value="9301112879.5799999" table:style-name="ce16">
            <text:p><text:s/>9.301.112.879,58<text:s/></text:p>
          </table:table-cell>
          <table:table-cell office:value-type="float" office:value="41542306.149999999" table:style-name="ce16">
            <text:p><text:s/>41.542.306,15<text:s/></text:p>
          </table:table-cell>
          <table:table-cell office:value-type="float" office:value="21089833594.550003" table:style-name="ce17">
            <text:p><text:s/>21.089.833.594,55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6258.9" table:style-name="ce16">
            <text:p><text:s/>6.258,90<text:s/></text:p>
          </table:table-cell>
          <table:table-cell office:value-type="float" office:value="12332.74" table:style-name="ce16">
            <text:p><text:s/>12.332,74<text:s/></text:p>
          </table:table-cell>
          <table:table-cell office:value-type="float" office:value="270695.82" table:style-name="ce16">
            <text:p><text:s/>270.695,82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340322.8700000001" table:style-name="ce16">
            <text:p><text:s/>1.340.322,87<text:s/></text:p>
          </table:table-cell>
          <table:table-cell office:value-type="float" office:value="23215850.300000001" table:style-name="ce16">
            <text:p><text:s/>23.215.850,30<text:s/></text:p>
          </table:table-cell>
          <table:table-cell office:value-type="float" office:value="59284916.310000002" table:style-name="ce16">
            <text:p><text:s/>59.284.916,31<text:s/></text:p>
          </table:table-cell>
          <table:table-cell office:value-type="float" office:value="5346219.42" table:style-name="ce16">
            <text:p><text:s/>5.346.219,42<text:s/></text:p>
          </table:table-cell>
          <table:table-cell office:value-type="float" office:value="1239695.82" table:style-name="ce16">
            <text:p><text:s/>1.239.695,82<text:s/></text:p>
          </table:table-cell>
          <table:table-cell office:value-type="float" office:value="107562.27" table:style-name="ce16">
            <text:p><text:s/>107.562,27<text:s/></text:p>
          </table:table-cell>
          <table:table-cell office:value-type="float" office:value="27678320.25" table:style-name="ce16">
            <text:p><text:s/>27.678.320,25<text:s/></text:p>
          </table:table-cell>
          <table:table-cell office:value-type="float" office:value="131108.34" table:style-name="ce16">
            <text:p><text:s/>131.108,34<text:s/></text:p>
          </table:table-cell>
          <table:table-cell office:value-type="float" office:value="866749.66" table:style-name="ce16">
            <text:p><text:s/>866.749,66<text:s/></text:p>
          </table:table-cell>
          <table:table-cell office:value-type="float" office:value="11468199.720000001" table:style-name="ce16">
            <text:p><text:s/>11.468.199,72<text:s/></text:p>
          </table:table-cell>
          <table:table-cell office:value-type="float" office:value="53521.19" table:style-name="ce16">
            <text:p><text:s/>53.521,19<text:s/></text:p>
          </table:table-cell>
          <table:table-cell office:value-type="float" office:value="60847.11" table:style-name="ce16">
            <text:p><text:s/>60.847,11<text:s/></text:p>
          </table:table-cell>
          <table:table-cell office:value-type="float" office:value="7169.5" table:style-name="ce16">
            <text:p><text:s/>7.169,50<text:s/></text:p>
          </table:table-cell>
          <table:table-cell office:value-type="float" office:value="15855505.07" table:style-name="ce16">
            <text:p><text:s/>15.855.505,07<text:s/></text:p>
          </table:table-cell>
          <table:table-cell office:value-type="float" office:value="178168422.37" table:style-name="ce16">
            <text:p><text:s/>178.168.422,37<text:s/></text:p>
          </table:table-cell>
          <table:table-cell office:value-type="float" office:value="4538.82" table:style-name="ce16">
            <text:p><text:s/>4.538,82<text:s/></text:p>
          </table:table-cell>
          <table:table-cell office:value-type="float" office:value="270797.17" table:style-name="ce16">
            <text:p><text:s/>270.797,17<text:s/></text:p>
          </table:table-cell>
          <table:table-cell office:value-type="float" office:value="29151.48" table:style-name="ce16">
            <text:p><text:s/>29.151,48<text:s/></text:p>
          </table:table-cell>
          <table:table-cell office:value-type="float" office:value="44311046.82" table:style-name="ce16">
            <text:p><text:s/>44.311.046,82<text:s/></text:p>
          </table:table-cell>
          <table:table-cell office:value-type="float" office:value="1808858.52" table:style-name="ce16">
            <text:p><text:s/>1.808.858,52<text:s/></text:p>
          </table:table-cell>
          <table:table-cell office:value-type="float" office:value="3967210.85" table:style-name="ce16">
            <text:p><text:s/>3.967.210,85<text:s/></text:p>
          </table:table-cell>
          <table:table-cell office:value-type="float" office:value="585541223.33000004" table:style-name="ce16">
            <text:p><text:s/>585.541.223,33<text:s/></text:p>
          </table:table-cell>
          <table:table-cell office:value-type="float" office:value="35269.29" table:style-name="ce16">
            <text:p><text:s/>35.269,29<text:s/></text:p>
          </table:table-cell>
          <table:table-cell office:value-type="float" office:value="961081793.94000006" table:style-name="ce17">
            <text:p><text:s/>961.081.793,94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16530399.699999999" table:style-name="ce16">
            <text:p><text:s/>16.530.399,70<text:s/></text:p>
          </table:table-cell>
          <table:table-cell office:value-type="float" office:value="52509980.329999998" table:style-name="ce16">
            <text:p><text:s/>52.509.980,33<text:s/></text:p>
          </table:table-cell>
          <table:table-cell office:value-type="float" office:value="368231945.75" table:style-name="ce16">
            <text:p><text:s/>368.231.945,75<text:s/></text:p>
          </table:table-cell>
          <table:table-cell office:value-type="float" office:value="16470777.379999999" table:style-name="ce16">
            <text:p><text:s/>16.470.777,38<text:s/></text:p>
          </table:table-cell>
          <table:table-cell office:value-type="float" office:value="350088641.34000003" table:style-name="ce16">
            <text:p><text:s/>350.088.641,34<text:s/></text:p>
          </table:table-cell>
          <table:table-cell office:value-type="float" office:value="358932162.11000001" table:style-name="ce16">
            <text:p><text:s/>358.932.162,11<text:s/></text:p>
          </table:table-cell>
          <table:table-cell office:value-type="float" office:value="537647465.08000004" table:style-name="ce16">
            <text:p><text:s/>537.647.465,08<text:s/></text:p>
          </table:table-cell>
          <table:table-cell office:value-type="float" office:value="288935054.52000004" table:style-name="ce16">
            <text:p><text:s/>288.935.054,52<text:s/></text:p>
          </table:table-cell>
          <table:table-cell office:value-type="float" office:value="376910265.51999998" table:style-name="ce16">
            <text:p><text:s/>376.910.265,52<text:s/></text:p>
          </table:table-cell>
          <table:table-cell office:value-type="float" office:value="105033243.72999999" table:style-name="ce16">
            <text:p><text:s/>105.033.243,73<text:s/></text:p>
          </table:table-cell>
          <table:table-cell office:value-type="float" office:value="1673889315.03" table:style-name="ce16">
            <text:p><text:s/>1.673.889.315,03<text:s/></text:p>
          </table:table-cell>
          <table:table-cell office:value-type="float" office:value="164606821.21000001" table:style-name="ce16">
            <text:p><text:s/>164.606.821,21<text:s/></text:p>
          </table:table-cell>
          <table:table-cell office:value-type="float" office:value="271239031.39999998" table:style-name="ce16">
            <text:p><text:s/>271.239.031,40<text:s/></text:p>
          </table:table-cell>
          <table:table-cell office:value-type="float" office:value="172621118.35999998" table:style-name="ce16">
            <text:p><text:s/>172.621.118,36<text:s/></text:p>
          </table:table-cell>
          <table:table-cell office:value-type="float" office:value="88254996.710000008" table:style-name="ce16">
            <text:p><text:s/>88.254.996,71<text:s/></text:p>
          </table:table-cell>
          <table:table-cell office:value-type="float" office:value="301539087.43000001" table:style-name="ce16">
            <text:p><text:s/>301.539.087,43<text:s/></text:p>
          </table:table-cell>
          <table:table-cell office:value-type="float" office:value="69135164.659999996" table:style-name="ce16">
            <text:p><text:s/>69.135.164,66<text:s/></text:p>
          </table:table-cell>
          <table:table-cell office:value-type="float" office:value="1227240411.2" table:style-name="ce16">
            <text:p><text:s/>1.227.240.411,20<text:s/></text:p>
          </table:table-cell>
          <table:table-cell office:value-type="float" office:value="2522037180.3200002" table:style-name="ce16">
            <text:p><text:s/>2.522.037.180,32<text:s/></text:p>
          </table:table-cell>
          <table:table-cell office:value-type="float" office:value="99751527.410000011" table:style-name="ce16">
            <text:p><text:s/>99.751.527,41<text:s/></text:p>
          </table:table-cell>
          <table:table-cell office:value-type="float" office:value="58696372.420000002" table:style-name="ce16">
            <text:p><text:s/>58.696.372,42<text:s/></text:p>
          </table:table-cell>
          <table:table-cell office:value-type="float" office:value="18077592.960000001" table:style-name="ce16">
            <text:p><text:s/>18.077.592,96<text:s/></text:p>
          </table:table-cell>
          <table:table-cell office:value-type="float" office:value="1232707207.74" table:style-name="ce16">
            <text:p><text:s/>1.232.707.207,74<text:s/></text:p>
          </table:table-cell>
          <table:table-cell office:value-type="float" office:value="955917986.31000006" table:style-name="ce16">
            <text:p><text:s/>955.917.986,31<text:s/></text:p>
          </table:table-cell>
          <table:table-cell office:value-type="float" office:value="44669358.880000003" table:style-name="ce16">
            <text:p><text:s/>44.669.358,88<text:s/></text:p>
          </table:table-cell>
          <table:table-cell office:value-type="float" office:value="8715571656.25" table:style-name="ce16">
            <text:p><text:s/>8.715.571.656,25<text:s/></text:p>
          </table:table-cell>
          <table:table-cell office:value-type="float" office:value="41507036.859999999" table:style-name="ce16">
            <text:p><text:s/>41.507.036,86<text:s/></text:p>
          </table:table-cell>
          <table:table-cell office:value-type="float" office:value="20128751800.609997" table:style-name="ce17">
            <text:p><text:s/>20.128.751.800,61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9226093.1199999992" table:style-name="ce16">
            <text:p><text:s/>9.226.093,12<text:s/></text:p>
          </table:table-cell>
          <table:table-cell office:value-type="float" office:value="34206057.939999998" table:style-name="ce16">
            <text:p><text:s/>34.206.057,94<text:s/></text:p>
          </table:table-cell>
          <table:table-cell office:value-type="float" office:value="116229548.91" table:style-name="ce16">
            <text:p><text:s/>116.229.548,91<text:s/></text:p>
          </table:table-cell>
          <table:table-cell office:value-type="float" office:value="5608796.8300000001" table:style-name="ce16">
            <text:p><text:s/>5.608.796,83<text:s/></text:p>
          </table:table-cell>
          <table:table-cell office:value-type="float" office:value="173293421.87" table:style-name="ce16">
            <text:p><text:s/>173.293.421,87<text:s/></text:p>
          </table:table-cell>
          <table:table-cell office:value-type="float" office:value="182001960.38" table:style-name="ce16">
            <text:p><text:s/>182.001.960,38<text:s/></text:p>
          </table:table-cell>
          <table:table-cell office:value-type="float" office:value="4375113282.4899998" table:style-name="ce16">
            <text:p><text:s/>4.375.113.282,49<text:s/></text:p>
          </table:table-cell>
          <table:table-cell office:value-type="float" office:value="116417323.13" table:style-name="ce16">
            <text:p><text:s/>116.417.323,13<text:s/></text:p>
          </table:table-cell>
          <table:table-cell office:value-type="float" office:value="129852903.12" table:style-name="ce16">
            <text:p><text:s/>129.852.903,12<text:s/></text:p>
          </table:table-cell>
          <table:table-cell office:value-type="float" office:value="60775017.649999999" table:style-name="ce16">
            <text:p><text:s/>60.775.017,65<text:s/></text:p>
          </table:table-cell>
          <table:table-cell office:value-type="float" office:value="622831328.63999999" table:style-name="ce16">
            <text:p><text:s/>622.831.328,64<text:s/></text:p>
          </table:table-cell>
          <table:table-cell office:value-type="float" office:value="61278347.920000002" table:style-name="ce16">
            <text:p><text:s/>61.278.347,92<text:s/></text:p>
          </table:table-cell>
          <table:table-cell office:value-type="float" office:value="87391989.409999996" table:style-name="ce16">
            <text:p><text:s/>87.391.989,41<text:s/></text:p>
          </table:table-cell>
          <table:table-cell office:value-type="float" office:value="93787051.129999995" table:style-name="ce16">
            <text:p><text:s/>93.787.051,13<text:s/></text:p>
          </table:table-cell>
          <table:table-cell office:value-type="float" office:value="59240423.829999998" table:style-name="ce16">
            <text:p><text:s/>59.240.423,83<text:s/></text:p>
          </table:table-cell>
          <table:table-cell office:value-type="float" office:value="163752540.13" table:style-name="ce16">
            <text:p><text:s/>163.752.540,13<text:s/></text:p>
          </table:table-cell>
          <table:table-cell office:value-type="float" office:value="29796009.010000002" table:style-name="ce16">
            <text:p><text:s/>29.796.009,01<text:s/></text:p>
          </table:table-cell>
          <table:table-cell office:value-type="float" office:value="461878552.08999997" table:style-name="ce16">
            <text:p><text:s/>461.878.552,09<text:s/></text:p>
          </table:table-cell>
          <table:table-cell office:value-type="float" office:value="2653395897.02" table:style-name="ce16">
            <text:p><text:s/>2.653.395.897,02<text:s/></text:p>
          </table:table-cell>
          <table:table-cell office:value-type="float" office:value="58477847.609999999" table:style-name="ce16">
            <text:p><text:s/>58.477.847,61<text:s/></text:p>
          </table:table-cell>
          <table:table-cell office:value-type="float" office:value="25141877.149999999" table:style-name="ce16">
            <text:p><text:s/>25.141.877,15<text:s/></text:p>
          </table:table-cell>
          <table:table-cell office:value-type="float" office:value="8796979.2100000009" table:style-name="ce16">
            <text:p><text:s/>8.796.979,21<text:s/></text:p>
          </table:table-cell>
          <table:table-cell office:value-type="float" office:value="539740952.22000003" table:style-name="ce16">
            <text:p><text:s/>539.740.952,22<text:s/></text:p>
          </table:table-cell>
          <table:table-cell office:value-type="float" office:value="309656904.20999998" table:style-name="ce16">
            <text:p><text:s/>309.656.904,21<text:s/></text:p>
          </table:table-cell>
          <table:table-cell office:value-type="float" office:value="33293102.010000002" table:style-name="ce16">
            <text:p><text:s/>33.293.102,01<text:s/></text:p>
          </table:table-cell>
          <table:table-cell office:value-type="float" office:value="7805939993.1400003" table:style-name="ce16">
            <text:p><text:s/>7.805.939.993,14<text:s/></text:p>
          </table:table-cell>
          <table:table-cell office:value-type="float" office:value="14603079.34" table:style-name="ce16">
            <text:p><text:s/>14.603.079,34<text:s/></text:p>
          </table:table-cell>
          <table:table-cell office:value-type="float" office:value="18231727279.509998" table:style-name="ce17">
            <text:p><text:s/>18.231.727.279,51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7701972.3499999996" table:style-name="ce16">
            <text:p><text:s/>7.701.972,35<text:s/></text:p>
          </table:table-cell>
          <table:table-cell office:value-type="float" office:value="29811678.219999999" table:style-name="ce16">
            <text:p><text:s/>29.811.678,22<text:s/></text:p>
          </table:table-cell>
          <table:table-cell office:value-type="float" office:value="78395682.079999998" table:style-name="ce16">
            <text:p><text:s/>78.395.682,08<text:s/></text:p>
          </table:table-cell>
          <table:table-cell office:value-type="float" office:value="5255897.0599999996" table:style-name="ce16">
            <text:p><text:s/>5.255.897,06<text:s/></text:p>
          </table:table-cell>
          <table:table-cell office:value-type="float" office:value="138366938.34" table:style-name="ce16">
            <text:p><text:s/>138.366.938,34<text:s/></text:p>
          </table:table-cell>
          <table:table-cell office:value-type="float" office:value="145112707.13" table:style-name="ce16">
            <text:p><text:s/>145.112.707,13<text:s/></text:p>
          </table:table-cell>
          <table:table-cell office:value-type="float" office:value="3710186487.9899998" table:style-name="ce16">
            <text:p><text:s/>3.710.186.487,99<text:s/></text:p>
          </table:table-cell>
          <table:table-cell office:value-type="float" office:value="81273895.129999995" table:style-name="ce16">
            <text:p><text:s/>81.273.895,13<text:s/></text:p>
          </table:table-cell>
          <table:table-cell office:value-type="float" office:value="106082895.56" table:style-name="ce16">
            <text:p><text:s/>106.082.895,56<text:s/></text:p>
          </table:table-cell>
          <table:table-cell office:value-type="float" office:value="46608208.369999997" table:style-name="ce16">
            <text:p><text:s/>46.608.208,37<text:s/></text:p>
          </table:table-cell>
          <table:table-cell office:value-type="float" office:value="468080080.88" table:style-name="ce16">
            <text:p><text:s/>468.080.080,88<text:s/></text:p>
          </table:table-cell>
          <table:table-cell office:value-type="float" office:value="47057486.579999998" table:style-name="ce16">
            <text:p><text:s/>47.057.486,58<text:s/></text:p>
          </table:table-cell>
          <table:table-cell office:value-type="float" office:value="71724904.269999996" table:style-name="ce16">
            <text:p><text:s/>71.724.904,27<text:s/></text:p>
          </table:table-cell>
          <table:table-cell office:value-type="float" office:value="82456228.689999998" table:style-name="ce16">
            <text:p><text:s/>82.456.228,69<text:s/></text:p>
          </table:table-cell>
          <table:table-cell office:value-type="float" office:value="54663979.329999998" table:style-name="ce16">
            <text:p><text:s/>54.663.979,33<text:s/></text:p>
          </table:table-cell>
          <table:table-cell office:value-type="float" office:value="139384646.77000001" table:style-name="ce16">
            <text:p><text:s/>139.384.646,77<text:s/></text:p>
          </table:table-cell>
          <table:table-cell office:value-type="float" office:value="25667055.719999999" table:style-name="ce16">
            <text:p><text:s/>25.667.055,72<text:s/></text:p>
          </table:table-cell>
          <table:table-cell office:value-type="float" office:value="323634149.06" table:style-name="ce16">
            <text:p><text:s/>323.634.149,06<text:s/></text:p>
          </table:table-cell>
          <table:table-cell office:value-type="float" office:value="1093599691.8299999" table:style-name="ce16">
            <text:p><text:s/>1.093.599.691,83<text:s/></text:p>
          </table:table-cell>
          <table:table-cell office:value-type="float" office:value="48026833.560000002" table:style-name="ce16">
            <text:p><text:s/>48.026.833,56<text:s/></text:p>
          </table:table-cell>
          <table:table-cell office:value-type="float" office:value="20872743.27" table:style-name="ce16">
            <text:p><text:s/>20.872.743,27<text:s/></text:p>
          </table:table-cell>
          <table:table-cell office:value-type="float" office:value="7953809.4400000004" table:style-name="ce16">
            <text:p><text:s/>7.953.809,44<text:s/></text:p>
          </table:table-cell>
          <table:table-cell office:value-type="float" office:value="384231331.06" table:style-name="ce16">
            <text:p><text:s/>384.231.331,06<text:s/></text:p>
          </table:table-cell>
          <table:table-cell office:value-type="float" office:value="205833982.59999999" table:style-name="ce16">
            <text:p><text:s/>205.833.982,60<text:s/></text:p>
          </table:table-cell>
          <table:table-cell office:value-type="float" office:value="25965373.829999998" table:style-name="ce16">
            <text:p><text:s/>25.965.373,83<text:s/></text:p>
          </table:table-cell>
          <table:table-cell office:value-type="float" office:value="3689407875.6100001" table:style-name="ce16">
            <text:p><text:s/>3.689.407.875,61<text:s/></text:p>
          </table:table-cell>
          <table:table-cell office:value-type="float" office:value="12489094.640000001" table:style-name="ce16">
            <text:p><text:s/>12.489.094,64<text:s/></text:p>
          </table:table-cell>
          <table:table-cell office:value-type="float" office:value="11049845629.370001" table:style-name="ce17">
            <text:p><text:s/>11.049.845.629,37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569124.56999999995" table:style-name="ce16">
            <text:p><text:s/>569.124,57<text:s/></text:p>
          </table:table-cell>
          <table:table-cell office:value-type="float" office:value="1854350.74" table:style-name="ce16">
            <text:p><text:s/>1.854.350,74<text:s/></text:p>
          </table:table-cell>
          <table:table-cell office:value-type="float" office:value="8817398.9399999995" table:style-name="ce16">
            <text:p><text:s/>8.817.398,94<text:s/></text:p>
          </table:table-cell>
          <table:table-cell office:value-type="float" office:value="84003.39" table:style-name="ce16">
            <text:p><text:s/>84.003,39<text:s/></text:p>
          </table:table-cell>
          <table:table-cell office:value-type="float" office:value="11517003.289999999" table:style-name="ce16">
            <text:p><text:s/>11.517.003,29<text:s/></text:p>
          </table:table-cell>
          <table:table-cell office:value-type="float" office:value="15851037.939999999" table:style-name="ce16">
            <text:p><text:s/>15.851.037,94<text:s/></text:p>
          </table:table-cell>
          <table:table-cell office:value-type="float" office:value="233251608.91" table:style-name="ce16">
            <text:p><text:s/>233.251.608,91<text:s/></text:p>
          </table:table-cell>
          <table:table-cell office:value-type="float" office:value="11378749.83" table:style-name="ce16">
            <text:p><text:s/>11.378.749,83<text:s/></text:p>
          </table:table-cell>
          <table:table-cell office:value-type="float" office:value="10334186.800000001" table:style-name="ce16">
            <text:p><text:s/>10.334.186,80<text:s/></text:p>
          </table:table-cell>
          <table:table-cell office:value-type="float" office:value="1312934.69" table:style-name="ce16">
            <text:p><text:s/>1.312.934,69<text:s/></text:p>
          </table:table-cell>
          <table:table-cell office:value-type="float" office:value="76272428.040000007" table:style-name="ce16">
            <text:p><text:s/>76.272.428,04<text:s/></text:p>
          </table:table-cell>
          <table:table-cell office:value-type="float" office:value="5737759.8700000001" table:style-name="ce16">
            <text:p><text:s/>5.737.759,87<text:s/></text:p>
          </table:table-cell>
          <table:table-cell office:value-type="float" office:value="5888566.6399999997" table:style-name="ce16">
            <text:p><text:s/>5.888.566,64<text:s/></text:p>
          </table:table-cell>
          <table:table-cell office:value-type="float" office:value="3410130.19" table:style-name="ce16">
            <text:p><text:s/>3.410.130,19<text:s/></text:p>
          </table:table-cell>
          <table:table-cell office:value-type="float" office:value="2180645.4700000002" table:style-name="ce16">
            <text:p><text:s/>2.180.645,47<text:s/></text:p>
          </table:table-cell>
          <table:table-cell office:value-type="float" office:value="10197617.310000001" table:style-name="ce16">
            <text:p><text:s/>10.197.617,31<text:s/></text:p>
          </table:table-cell>
          <table:table-cell office:value-type="float" office:value="1085869.1399999999" table:style-name="ce16">
            <text:p><text:s/>1.085.869,14<text:s/></text:p>
          </table:table-cell>
          <table:table-cell office:value-type="float" office:value="57505298.560000002" table:style-name="ce16">
            <text:p><text:s/>57.505.298,56<text:s/></text:p>
          </table:table-cell>
          <table:table-cell office:value-type="float" office:value="772221032.62" table:style-name="ce16">
            <text:p><text:s/>772.221.032,62<text:s/></text:p>
          </table:table-cell>
          <table:table-cell office:value-type="float" office:value="3412300.61" table:style-name="ce16">
            <text:p><text:s/>3.412.300,61<text:s/></text:p>
          </table:table-cell>
          <table:table-cell office:value-type="float" office:value="2329044.5" table:style-name="ce16">
            <text:p><text:s/>2.329.044,50<text:s/></text:p>
          </table:table-cell>
          <table:table-cell office:value-type="float" office:value="130820.62" table:style-name="ce16">
            <text:p><text:s/>130.820,62<text:s/></text:p>
          </table:table-cell>
          <table:table-cell office:value-type="float" office:value="85263867.099999994" table:style-name="ce16">
            <text:p><text:s/>85.263.867,10<text:s/></text:p>
          </table:table-cell>
          <table:table-cell office:value-type="float" office:value="52770670.829999998" table:style-name="ce16">
            <text:p><text:s/>52.770.670,83<text:s/></text:p>
          </table:table-cell>
          <table:table-cell office:value-type="float" office:value="2706892.34" table:style-name="ce16">
            <text:p><text:s/>2.706.892,34<text:s/></text:p>
          </table:table-cell>
          <table:table-cell office:value-type="float" office:value="1945887802.6600001" table:style-name="ce16">
            <text:p><text:s/>1.945.887.802,66<text:s/></text:p>
          </table:table-cell>
          <table:table-cell office:value-type="float" office:value="1074427.57" table:style-name="ce16">
            <text:p><text:s/>1.074.427,57<text:s/></text:p>
          </table:table-cell>
          <table:table-cell office:value-type="float" office:value="3323045573.1699996" table:style-name="ce17">
            <text:p><text:s/>3.323.045.573,17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16956.43" table:style-name="ce16">
            <text:p><text:s/>16.956,43<text:s/></text:p>
          </table:table-cell>
          <table:table-cell office:value-type="float" office:value="323999.67" table:style-name="ce16">
            <text:p><text:s/>323.999,67<text:s/></text:p>
          </table:table-cell>
          <table:table-cell office:value-type="float" office:value="22375743.859999999" table:style-name="ce16">
            <text:p><text:s/>22.375.743,86<text:s/></text:p>
          </table:table-cell>
          <table:table-cell office:value-type="float" office:value="32041.49" table:style-name="ce16">
            <text:p><text:s/>32.041,49<text:s/></text:p>
          </table:table-cell>
          <table:table-cell office:value-type="float" office:value="11625652.25" table:style-name="ce16">
            <text:p><text:s/>11.625.652,25<text:s/></text:p>
          </table:table-cell>
          <table:table-cell office:value-type="float" office:value="8942194.6199999992" table:style-name="ce16">
            <text:p><text:s/>8.942.194,62<text:s/></text:p>
          </table:table-cell>
          <table:table-cell office:value-type="float" office:value="228400495.48999998" table:style-name="ce16">
            <text:p><text:s/>228.400.495,49<text:s/></text:p>
          </table:table-cell>
          <table:table-cell office:value-type="float" office:value="15922090.890000001" table:style-name="ce16">
            <text:p><text:s/>15.922.090,89<text:s/></text:p>
          </table:table-cell>
          <table:table-cell office:value-type="float" office:value="5498913.1600000001" table:style-name="ce16">
            <text:p><text:s/>5.498.913,16<text:s/></text:p>
          </table:table-cell>
          <table:table-cell office:value-type="float" office:value="939753.78" table:style-name="ce16">
            <text:p><text:s/>939.753,78<text:s/></text:p>
          </table:table-cell>
          <table:table-cell office:value-type="float" office:value="41267803.009999998" table:style-name="ce16">
            <text:p><text:s/>41.267.803,01<text:s/></text:p>
          </table:table-cell>
          <table:table-cell office:value-type="float" office:value="4885128.46" table:style-name="ce16">
            <text:p><text:s/>4.885.128,46<text:s/></text:p>
          </table:table-cell>
          <table:table-cell office:value-type="float" office:value="5027641.2300000004" table:style-name="ce16">
            <text:p><text:s/>5.027.641,23<text:s/></text:p>
          </table:table-cell>
          <table:table-cell office:value-type="float" office:value="2948022.67" table:style-name="ce16">
            <text:p><text:s/>2.948.022,67<text:s/></text:p>
          </table:table-cell>
          <table:table-cell office:value-type="float" office:value="337665.24" table:style-name="ce16">
            <text:p><text:s/>337.665,24<text:s/></text:p>
          </table:table-cell>
          <table:table-cell office:value-type="float" office:value="5420067.71" table:style-name="ce16">
            <text:p><text:s/>5.420.067,71<text:s/></text:p>
          </table:table-cell>
          <table:table-cell office:value-type="float" office:value="647243.88" table:style-name="ce16">
            <text:p><text:s/>647.243,88<text:s/></text:p>
          </table:table-cell>
          <table:table-cell office:value-type="float" office:value="52037453.93" table:style-name="ce16">
            <text:p><text:s/>52.037.453,93<text:s/></text:p>
          </table:table-cell>
          <table:table-cell office:value-type="float" office:value="668569051.88999999" table:style-name="ce16">
            <text:p><text:s/>668.569.051,89<text:s/></text:p>
          </table:table-cell>
          <table:table-cell office:value-type="float" office:value="4698460.34" table:style-name="ce16">
            <text:p><text:s/>4.698.460,34<text:s/></text:p>
          </table:table-cell>
          <table:table-cell office:value-type="float" office:value="914824.13" table:style-name="ce16">
            <text:p><text:s/>914.824,13<text:s/></text:p>
          </table:table-cell>
          <table:table-cell office:value-type="float" office:value="35712.11" table:style-name="ce16">
            <text:p><text:s/>35.712,11<text:s/></text:p>
          </table:table-cell>
          <table:table-cell office:value-type="float" office:value="33819170.649999999" table:style-name="ce16">
            <text:p><text:s/>33.819.170,65<text:s/></text:p>
          </table:table-cell>
          <table:table-cell office:value-type="float" office:value="30480496.57" table:style-name="ce16">
            <text:p><text:s/>30.480.496,57<text:s/></text:p>
          </table:table-cell>
          <table:table-cell office:value-type="float" office:value="1305164.1000000001" table:style-name="ce16">
            <text:p><text:s/>1.305.164,10<text:s/></text:p>
          </table:table-cell>
          <table:table-cell office:value-type="float" office:value="1606035861.27" table:style-name="ce16">
            <text:p><text:s/>1.606.035.861,27<text:s/></text:p>
          </table:table-cell>
          <table:table-cell office:value-type="float" office:value="180083.94" table:style-name="ce16">
            <text:p><text:s/>180.083,94<text:s/></text:p>
          </table:table-cell>
          <table:table-cell office:value-type="float" office:value="2752687692.77" table:style-name="ce17">
            <text:p><text:s/>2.752.687.692,77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938039.77" table:style-name="ce16">
            <text:p><text:s/>938.039,77<text:s/></text:p>
          </table:table-cell>
          <table:table-cell office:value-type="float" office:value="2216029.31" table:style-name="ce16">
            <text:p><text:s/>2.216.029,31<text:s/></text:p>
          </table:table-cell>
          <table:table-cell office:value-type="float" office:value="6640724.0300000003" table:style-name="ce16">
            <text:p><text:s/>6.640.724,03<text:s/></text:p>
          </table:table-cell>
          <table:table-cell office:value-type="float" office:value="236854.89" table:style-name="ce16">
            <text:p><text:s/>236.854,89<text:s/></text:p>
          </table:table-cell>
          <table:table-cell office:value-type="float" office:value="11783827.990000002" table:style-name="ce16">
            <text:p><text:s/>11.783.827,99<text:s/></text:p>
          </table:table-cell>
          <table:table-cell office:value-type="float" office:value="12096020.690000001" table:style-name="ce16">
            <text:p><text:s/>12.096.020,69<text:s/></text:p>
          </table:table-cell>
          <table:table-cell office:value-type="float" office:value="203274690.09999999" table:style-name="ce16">
            <text:p><text:s/>203.274.690,10<text:s/></text:p>
          </table:table-cell>
          <table:table-cell office:value-type="float" office:value="7842587.2800000003" table:style-name="ce16">
            <text:p><text:s/>7.842.587,28<text:s/></text:p>
          </table:table-cell>
          <table:table-cell office:value-type="float" office:value="7936907.6000000006" table:style-name="ce16">
            <text:p><text:s/>7.936.907,60<text:s/></text:p>
          </table:table-cell>
          <table:table-cell office:value-type="float" office:value="11914120.809999999" table:style-name="ce16">
            <text:p><text:s/>11.914.120,81<text:s/></text:p>
          </table:table-cell>
          <table:table-cell office:value-type="float" office:value="37211016.710000001" table:style-name="ce16">
            <text:p><text:s/>37.211.016,71<text:s/></text:p>
          </table:table-cell>
          <table:table-cell office:value-type="float" office:value="3597973.01" table:style-name="ce16">
            <text:p><text:s/>3.597.973,01<text:s/></text:p>
          </table:table-cell>
          <table:table-cell office:value-type="float" office:value="4750877.2699999996" table:style-name="ce16">
            <text:p><text:s/>4.750.877,27<text:s/></text:p>
          </table:table-cell>
          <table:table-cell office:value-type="float" office:value="4972669.58" table:style-name="ce16">
            <text:p><text:s/>4.972.669,58<text:s/></text:p>
          </table:table-cell>
          <table:table-cell office:value-type="float" office:value="2058133.79" table:style-name="ce16">
            <text:p><text:s/>2.058.133,79<text:s/></text:p>
          </table:table-cell>
          <table:table-cell office:value-type="float" office:value="8750208.3399999999" table:style-name="ce16">
            <text:p><text:s/>8.750.208,34<text:s/></text:p>
          </table:table-cell>
          <table:table-cell office:value-type="float" office:value="2395840.27" table:style-name="ce16">
            <text:p><text:s/>2.395.840,27<text:s/></text:p>
          </table:table-cell>
          <table:table-cell office:value-type="float" office:value="28701650.539999999" table:style-name="ce16">
            <text:p><text:s/>28.701.650,54<text:s/></text:p>
          </table:table-cell>
          <table:table-cell office:value-type="float" office:value="119006120.68000001" table:style-name="ce16">
            <text:p><text:s/>119.006.120,68<text:s/></text:p>
          </table:table-cell>
          <table:table-cell office:value-type="float" office:value="2340253.1" table:style-name="ce16">
            <text:p><text:s/>2.340.253,10<text:s/></text:p>
          </table:table-cell>
          <table:table-cell office:value-type="float" office:value="1025265.25" table:style-name="ce16">
            <text:p><text:s/>1.025.265,25<text:s/></text:p>
          </table:table-cell>
          <table:table-cell office:value-type="float" office:value="676637.04" table:style-name="ce16">
            <text:p><text:s/>676.637,04<text:s/></text:p>
          </table:table-cell>
          <table:table-cell office:value-type="float" office:value="36426583.409999996" table:style-name="ce16">
            <text:p><text:s/>36.426.583,41<text:s/></text:p>
          </table:table-cell>
          <table:table-cell office:value-type="float" office:value="20571754.209999997" table:style-name="ce16">
            <text:p><text:s/>20.571.754,21<text:s/></text:p>
          </table:table-cell>
          <table:table-cell office:value-type="float" office:value="3315671.7399999998" table:style-name="ce16">
            <text:p><text:s/>3.315.671,74<text:s/></text:p>
          </table:table-cell>
          <table:table-cell office:value-type="float" office:value="564608453.60000002" table:style-name="ce16">
            <text:p><text:s/>564.608.453,60<text:s/></text:p>
          </table:table-cell>
          <table:table-cell office:value-type="float" office:value="859473.19" table:style-name="ce16">
            <text:p><text:s/>859.473,19<text:s/></text:p>
          </table:table-cell>
          <table:table-cell office:value-type="float" office:value="1106148384.2000003" table:style-name="ce17">
            <text:p><text:s/>1.106.148.384,20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882.26" table:style-name="ce16">
            <text:p><text:s/>882,26<text:s/></text:p>
          </table:table-cell>
          <table:table-cell office:value-type="float" office:value="63549.7" table:style-name="ce16">
            <text:p><text:s/>63.549,70<text:s/></text:p>
          </table:table-cell>
          <table:table-cell office:value-type="float" office:value="3305106.58" table:style-name="ce16">
            <text:p><text:s/>3.305.106,58<text:s/></text:p>
          </table:table-cell>
          <table:table-cell office:value-type="float" office:value="200604.38" table:style-name="ce16">
            <text:p><text:s/>200.604,38<text:s/></text:p>
          </table:table-cell>
          <table:table-cell office:value-type="float" office:value="666163.9" table:style-name="ce16">
            <text:p><text:s/>666.163,90<text:s/></text:p>
          </table:table-cell>
          <table:table-cell office:value-type="float" office:value="440575.73" table:style-name="ce16">
            <text:p><text:s/>440.575,73<text:s/></text:p>
          </table:table-cell>
          <table:table-cell office:value-type="float" office:value="54299077.090000004" table:style-name="ce16">
            <text:p><text:s/>54.299.077,09<text:s/></text:p>
          </table:table-cell>
          <table:table-cell office:value-type="float" office:value="1197010.81" table:style-name="ce16">
            <text:p><text:s/>1.197.010,81<text:s/></text:p>
          </table:table-cell>
          <table:table-cell office:value-type="float" office:value="309469.40999999997" table:style-name="ce16">
            <text:p><text:s/>309.469,41<text:s/></text:p>
          </table:table-cell>
          <table:table-cell office:value-type="float" office:value="92215.76" table:style-name="ce16">
            <text:p><text:s/>92.215,76<text:s/></text:p>
          </table:table-cell>
          <table:table-cell office:value-type="float" office:value="25930031.030000001" table:style-name="ce16">
            <text:p><text:s/>25.930.031,03<text:s/></text:p>
          </table:table-cell>
          <table:table-cell office:value-type="float" office:value="110228.59" table:style-name="ce16">
            <text:p><text:s/>110.228,59<text:s/></text:p>
          </table:table-cell>
          <table:table-cell office:value-type="float" office:value="2754178.96" table:style-name="ce16">
            <text:p><text:s/>2.754.178,96<text:s/></text:p>
          </table:table-cell>
          <table:table-cell office:value-type="float" office:value="6910345.5099999998" table:style-name="ce16">
            <text:p><text:s/>6.910.345,51<text:s/></text:p>
          </table:table-cell>
          <table:table-cell office:value-type="float" office:value="48405.17" table:style-name="ce16">
            <text:p><text:s/>48.405,17<text:s/></text:p>
          </table:table-cell>
          <table:table-cell office:value-type="float" office:value="1385253" table:style-name="ce16">
            <text:p><text:s/>1.385.253,00<text:s/></text:p>
          </table:table-cell>
          <table:table-cell office:value-type="float" office:value="137665.28" table:style-name="ce16">
            <text:p><text:s/>137.665,28<text:s/></text:p>
          </table:table-cell>
          <table:table-cell office:value-type="float" office:value="11618471.720000001" table:style-name="ce16">
            <text:p><text:s/>11.618.471,72<text:s/></text:p>
          </table:table-cell>
          <table:table-cell office:value-type="float" office:value="111368240.7" table:style-name="ce16">
            <text:p><text:s/>111.368.240,70<text:s/></text:p>
          </table:table-cell>
          <table:table-cell office:value-type="float" office:value="136732.4" table:style-name="ce16">
            <text:p><text:s/>136.732,40<text:s/></text:p>
          </table:table-cell>
          <table:table-cell office:value-type="float" office:value="383320.37" table:style-name="ce16">
            <text:p><text:s/>383.320,37<text:s/></text:p>
          </table:table-cell>
          <table:table-cell office:value-type="float" office:value="7215.67" table:style-name="ce16">
            <text:p><text:s/>7.215,67<text:s/></text:p>
          </table:table-cell>
          <table:table-cell office:value-type="float" office:value="6518499.7400000002" table:style-name="ce16">
            <text:p><text:s/>6.518.499,74<text:s/></text:p>
          </table:table-cell>
          <table:table-cell office:value-type="float" office:value="725796.34" table:style-name="ce16">
            <text:p><text:s/>725.796,34<text:s/></text:p>
          </table:table-cell>
          <table:table-cell office:value-type="float" office:value="101390.39999999999" table:style-name="ce16">
            <text:p><text:s/>101.390,40<text:s/></text:p>
          </table:table-cell>
          <table:table-cell office:value-type="float" office:value="743892745.5" table:style-name="ce16">
            <text:p><text:s/>743.892.745,50<text:s/></text:p>
          </table:table-cell>
          <table:table-cell office:value-type="float" office:value="62225.94" table:style-name="ce16">
            <text:p><text:s/>62.225,94<text:s/></text:p>
          </table:table-cell>
          <table:table-cell office:value-type="float" office:value="972665401.94000006" table:style-name="ce17">
            <text:p><text:s/>972.665.401,94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107616.23" table:style-name="ce16">
            <text:p><text:s/>107.616,23<text:s/></text:p>
          </table:table-cell>
          <table:table-cell office:value-type="float" office:value="488476.4" table:style-name="ce16">
            <text:p><text:s/>488.476,40<text:s/></text:p>
          </table:table-cell>
          <table:table-cell office:value-type="float" office:value="310421.65999999997" table:style-name="ce16">
            <text:p><text:s/>310.421,66<text:s/></text:p>
          </table:table-cell>
          <table:table-cell office:value-type="float" office:value="48500.81" table:style-name="ce16">
            <text:p><text:s/>48.500,81<text:s/></text:p>
          </table:table-cell>
          <table:table-cell office:value-type="float" office:value="6289266.79" table:style-name="ce16">
            <text:p><text:s/>6.289.266,79<text:s/></text:p>
          </table:table-cell>
          <table:table-cell office:value-type="float" office:value="401023.17" table:style-name="ce16">
            <text:p><text:s/>401.023,17<text:s/></text:p>
          </table:table-cell>
          <table:table-cell office:value-type="float" office:value="263395.21000000002" table:style-name="ce16">
            <text:p><text:s/>263.395,21<text:s/></text:p>
          </table:table-cell>
          <table:table-cell office:value-type="float" office:value="554035.29" table:style-name="ce16">
            <text:p><text:s/>554.035,29<text:s/></text:p>
          </table:table-cell>
          <table:table-cell office:value-type="float" office:value="19774299.73" table:style-name="ce16">
            <text:p><text:s/>19.774.299,73<text:s/></text:p>
          </table:table-cell>
          <table:table-cell office:value-type="float" office:value="874879.11" table:style-name="ce16">
            <text:p><text:s/>874.879,11<text:s/></text:p>
          </table:table-cell>
          <table:table-cell office:value-type="float" office:value="14879730.07" table:style-name="ce16">
            <text:p><text:s/>14.879.730,07<text:s/></text:p>
          </table:table-cell>
          <table:table-cell office:value-type="float" office:value="40046180.460000001" table:style-name="ce16">
            <text:p><text:s/>40.046.180,46<text:s/></text:p>
          </table:table-cell>
          <table:table-cell office:value-type="float" office:value="27892387.190000001" table:style-name="ce16">
            <text:p><text:s/>27.892.387,19<text:s/></text:p>
          </table:table-cell>
          <table:table-cell office:value-type="float" office:value="3013606.43" table:style-name="ce16">
            <text:p><text:s/>3.013.606,43<text:s/></text:p>
          </table:table-cell>
          <table:table-cell office:value-type="float" office:value="334309.38" table:style-name="ce16">
            <text:p><text:s/>334.309,38<text:s/></text:p>
          </table:table-cell>
          <table:table-cell office:value-type="float" office:value="1838172.83" table:style-name="ce16">
            <text:p><text:s/>1.838.172,83<text:s/></text:p>
          </table:table-cell>
          <table:table-cell office:value-type="float" office:value="2090659.12" table:style-name="ce16">
            <text:p><text:s/>2.090.659,12<text:s/></text:p>
          </table:table-cell>
          <table:table-cell office:value-type="float" office:value="15100613.470000001" table:style-name="ce16">
            <text:p><text:s/>15.100.613,47<text:s/></text:p>
          </table:table-cell>
          <table:table-cell office:value-type="float" office:value="1291792.26" table:style-name="ce16">
            <text:p><text:s/>1.291.792,26<text:s/></text:p>
          </table:table-cell>
          <table:table-cell office:value-type="float" office:value="241853.06" table:style-name="ce16">
            <text:p><text:s/>241.853,06<text:s/></text:p>
          </table:table-cell>
          <table:table-cell office:value-type="float" office:value="1321337.75" table:style-name="ce16">
            <text:p><text:s/>1.321.337,75<text:s/></text:p>
          </table:table-cell>
          <table:table-cell office:value-type="float" office:value="185778.99" table:style-name="ce16">
            <text:p><text:s/>185.778,99<text:s/></text:p>
          </table:table-cell>
          <table:table-cell office:value-type="float" office:value="16791806.920000002" table:style-name="ce16">
            <text:p><text:s/>16.791.806,92<text:s/></text:p>
          </table:table-cell>
          <table:table-cell office:value-type="float" office:value="2473344.2000000002" table:style-name="ce16">
            <text:p><text:s/>2.473.344,20<text:s/></text:p>
          </table:table-cell>
          <table:table-cell office:value-type="float" office:value="290334.46999999997" table:style-name="ce16">
            <text:p><text:s/>290.334,47<text:s/></text:p>
          </table:table-cell>
          <table:table-cell office:value-type="float" office:value="27090097.16" table:style-name="ce16">
            <text:p><text:s/>27.090.097,16<text:s/></text:p>
          </table:table-cell>
          <table:table-cell office:value-type="float" office:value="3427117.42" table:style-name="ce16">
            <text:p><text:s/>3.427.117,42<text:s/></text:p>
          </table:table-cell>
          <table:table-cell office:value-type="float" office:value="187421035.58000001" table:style-name="ce17">
            <text:p><text:s/>187.421.035,58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7108673.309999999" table:style-name="ce16">
            <text:p><text:s/>17.108.673,31<text:s/></text:p>
          </table:table-cell>
          <table:table-cell office:value-type="float" office:value="84012723.290000007" table:style-name="ce16">
            <text:p><text:s/>84.012.723,29<text:s/></text:p>
          </table:table-cell>
          <table:table-cell office:value-type="float" office:value="426886703.39999998" table:style-name="ce16">
            <text:p><text:s/>426.886.703,40<text:s/></text:p>
          </table:table-cell>
          <table:table-cell office:value-type="float" office:value="8361021.6600000001" table:style-name="ce16">
            <text:p><text:s/>8.361.021,66<text:s/></text:p>
          </table:table-cell>
          <table:table-cell office:value-type="float" office:value="680199004.82000005" table:style-name="ce16">
            <text:p><text:s/>680.199.004,82<text:s/></text:p>
          </table:table-cell>
          <table:table-cell office:value-type="float" office:value="460669553.01999998" table:style-name="ce16">
            <text:p><text:s/>460.669.553,02<text:s/></text:p>
          </table:table-cell>
          <table:table-cell office:value-type="float" office:value="690085267.2700001" table:style-name="ce16">
            <text:p><text:s/>690.085.267,27<text:s/></text:p>
          </table:table-cell>
          <table:table-cell office:value-type="float" office:value="461453909.69" table:style-name="ce16">
            <text:p><text:s/>461.453.909,69<text:s/></text:p>
          </table:table-cell>
          <table:table-cell office:value-type="float" office:value="406804627.73000002" table:style-name="ce16">
            <text:p><text:s/>406.804.627,73<text:s/></text:p>
          </table:table-cell>
          <table:table-cell office:value-type="float" office:value="224741447.25" table:style-name="ce16">
            <text:p><text:s/>224.741.447,25<text:s/></text:p>
          </table:table-cell>
          <table:table-cell office:value-type="float" office:value="1450468206.21" table:style-name="ce16">
            <text:p><text:s/>1.450.468.206,21<text:s/></text:p>
          </table:table-cell>
          <table:table-cell office:value-type="float" office:value="159222196.88999999" table:style-name="ce16">
            <text:p><text:s/>159.222.196,89<text:s/></text:p>
          </table:table-cell>
          <table:table-cell office:value-type="float" office:value="247437189.68000001" table:style-name="ce16">
            <text:p><text:s/>247.437.189,68<text:s/></text:p>
          </table:table-cell>
          <table:table-cell office:value-type="float" office:value="198125097.91999999" table:style-name="ce16">
            <text:p><text:s/>198.125.097,92<text:s/></text:p>
          </table:table-cell>
          <table:table-cell office:value-type="float" office:value="110754947.81999999" table:style-name="ce16">
            <text:p><text:s/>110.754.947,82<text:s/></text:p>
          </table:table-cell>
          <table:table-cell office:value-type="float" office:value="649937737.13999999" table:style-name="ce16">
            <text:p><text:s/>649.937.737,14<text:s/></text:p>
          </table:table-cell>
          <table:table-cell office:value-type="float" office:value="55803664.030000001" table:style-name="ce16">
            <text:p><text:s/>55.803.664,03<text:s/></text:p>
          </table:table-cell>
          <table:table-cell office:value-type="float" office:value="1457436955.6300001" table:style-name="ce16">
            <text:p><text:s/>1.457.436.955,63<text:s/></text:p>
          </table:table-cell>
          <table:table-cell office:value-type="float" office:value="4103152674.0599999" table:style-name="ce16">
            <text:p><text:s/>4.103.152.674,06<text:s/></text:p>
          </table:table-cell>
          <table:table-cell office:value-type="float" office:value="117201714.79000001" table:style-name="ce16">
            <text:p><text:s/>117.201.714,79<text:s/></text:p>
          </table:table-cell>
          <table:table-cell office:value-type="float" office:value="42085344.640000001" table:style-name="ce16">
            <text:p><text:s/>42.085.344,64<text:s/></text:p>
          </table:table-cell>
          <table:table-cell office:value-type="float" office:value="10911197.460000001" table:style-name="ce16">
            <text:p><text:s/>10.911.197,46<text:s/></text:p>
          </table:table-cell>
          <table:table-cell office:value-type="float" office:value="1390915790.5799999" table:style-name="ce16">
            <text:p><text:s/>1.390.915.790,58<text:s/></text:p>
          </table:table-cell>
          <table:table-cell office:value-type="float" office:value="1646568501.72" table:style-name="ce16">
            <text:p><text:s/>1.646.568.501,72<text:s/></text:p>
          </table:table-cell>
          <table:table-cell office:value-type="float" office:value="68950170.209999993" table:style-name="ce16">
            <text:p><text:s/>68.950.170,21<text:s/></text:p>
          </table:table-cell>
          <table:table-cell office:value-type="float" office:value="10626435672.91" table:style-name="ce16">
            <text:p><text:s/>10.626.435.672,91<text:s/></text:p>
          </table:table-cell>
          <table:table-cell office:value-type="float" office:value="48505102.670000002" table:style-name="ce16">
            <text:p><text:s/>48.505.102,67<text:s/></text:p>
          </table:table-cell>
          <table:table-cell office:value-type="float" office:value="25844235095.799995" table:style-name="ce17">
            <text:p><text:s/>25.844.235.095,80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2465.89" table:style-name="ce16">
            <text:p><text:s/>12.465,89<text:s/></text:p>
          </table:table-cell>
          <table:table-cell office:value-type="float" office:value="71341.95" table:style-name="ce16">
            <text:p><text:s/>71.341,95<text:s/></text:p>
          </table:table-cell>
          <table:table-cell office:value-type="float" office:value="494050.38" table:style-name="ce16">
            <text:p><text:s/>494.050,38<text:s/></text:p>
          </table:table-cell>
          <table:table-cell office:value-type="float" office:value="12587.01" table:style-name="ce16">
            <text:p><text:s/>12.587,01<text:s/></text:p>
          </table:table-cell>
          <table:table-cell office:value-type="float" office:value="1606746.36" table:style-name="ce16">
            <text:p><text:s/>1.606.746,36<text:s/></text:p>
          </table:table-cell>
          <table:table-cell office:value-type="float" office:value="40647995.950000003" table:style-name="ce16">
            <text:p><text:s/>40.647.995,95<text:s/></text:p>
          </table:table-cell>
          <table:table-cell office:value-type="float" office:value="134082017.59" table:style-name="ce16">
            <text:p><text:s/>134.082.017,59<text:s/></text:p>
          </table:table-cell>
          <table:table-cell office:value-type="float" office:value="5111041.0999999996" table:style-name="ce16">
            <text:p><text:s/>5.111.041,10<text:s/></text:p>
          </table:table-cell>
          <table:table-cell office:value-type="float" office:value="442715.77" table:style-name="ce16">
            <text:p><text:s/>442.715,77<text:s/></text:p>
          </table:table-cell>
          <table:table-cell office:value-type="float" office:value="47471.68" table:style-name="ce16">
            <text:p><text:s/>47.471,68<text:s/></text:p>
          </table:table-cell>
          <table:table-cell office:value-type="float" office:value="38019521.659999996" table:style-name="ce16">
            <text:p><text:s/>38.019.521,66<text:s/></text:p>
          </table:table-cell>
          <table:table-cell office:value-type="float" office:value="14270.7" table:style-name="ce16">
            <text:p><text:s/>14.270,70<text:s/></text:p>
          </table:table-cell>
          <table:table-cell office:value-type="float" office:value="344024.07" table:style-name="ce16">
            <text:p><text:s/>344.024,07<text:s/></text:p>
          </table:table-cell>
          <table:table-cell office:value-type="float" office:value="16389821.800000001" table:style-name="ce16">
            <text:p><text:s/>16.389.821,80<text:s/></text:p>
          </table:table-cell>
          <table:table-cell office:value-type="float" office:value="24851.83" table:style-name="ce16">
            <text:p><text:s/>24.851,83<text:s/></text:p>
          </table:table-cell>
          <table:table-cell office:value-type="float" office:value="1762001.52" table:style-name="ce16">
            <text:p><text:s/>1.762.001,52<text:s/></text:p>
          </table:table-cell>
          <table:table-cell office:value-type="float" office:value="26316.04" table:style-name="ce16">
            <text:p><text:s/>26.316,04<text:s/></text:p>
          </table:table-cell>
          <table:table-cell office:value-type="float" office:value="15645822.01" table:style-name="ce16">
            <text:p><text:s/>15.645.822,01<text:s/></text:p>
          </table:table-cell>
          <table:table-cell office:value-type="float" office:value="218750062.13" table:style-name="ce16">
            <text:p><text:s/>218.750.062,13<text:s/></text:p>
          </table:table-cell>
          <table:table-cell office:value-type="float" office:value="70535.69" table:style-name="ce16">
            <text:p><text:s/>70.535,69<text:s/></text:p>
          </table:table-cell>
          <table:table-cell office:value-type="float" office:value="239254.93" table:style-name="ce16">
            <text:p><text:s/>239.254,93<text:s/></text:p>
          </table:table-cell>
          <table:table-cell office:value-type="float" office:value="59097.13" table:style-name="ce16">
            <text:p><text:s/>59.097,13<text:s/></text:p>
          </table:table-cell>
          <table:table-cell office:value-type="float" office:value="82285607.890000001" table:style-name="ce16">
            <text:p><text:s/>82.285.607,89<text:s/></text:p>
          </table:table-cell>
          <table:table-cell office:value-type="float" office:value="1978738.44" table:style-name="ce16">
            <text:p><text:s/>1.978.738,44<text:s/></text:p>
          </table:table-cell>
          <table:table-cell office:value-type="float" office:value="2410485.67" table:style-name="ce16">
            <text:p><text:s/>2.410.485,67<text:s/></text:p>
          </table:table-cell>
          <table:table-cell office:value-type="float" office:value="919254803.64999998" table:style-name="ce16">
            <text:p><text:s/>919.254.803,65<text:s/></text:p>
          </table:table-cell>
          <table:table-cell office:value-type="float" office:value="20221.75" table:style-name="ce16">
            <text:p><text:s/>20.221,75<text:s/></text:p>
          </table:table-cell>
          <table:table-cell office:value-type="float" office:value="1479823870.5900002" table:style-name="ce17">
            <text:p><text:s/>1.479.823.870,59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7096207.420000002" table:style-name="ce16">
            <text:p><text:s/>17.096.207,42<text:s/></text:p>
          </table:table-cell>
          <table:table-cell office:value-type="float" office:value="83941381.339999989" table:style-name="ce16">
            <text:p><text:s/>83.941.381,34<text:s/></text:p>
          </table:table-cell>
          <table:table-cell office:value-type="float" office:value="426392653.01999992" table:style-name="ce16">
            <text:p><text:s/>426.392.653,02<text:s/></text:p>
          </table:table-cell>
          <table:table-cell office:value-type="float" office:value="8348434.6499999994" table:style-name="ce16">
            <text:p><text:s/>8.348.434,65<text:s/></text:p>
          </table:table-cell>
          <table:table-cell office:value-type="float" office:value="678592258.46000004" table:style-name="ce16">
            <text:p><text:s/>678.592.258,46<text:s/></text:p>
          </table:table-cell>
          <table:table-cell office:value-type="float" office:value="420021557.06999993" table:style-name="ce16">
            <text:p><text:s/>420.021.557,07<text:s/></text:p>
          </table:table-cell>
          <table:table-cell office:value-type="float" office:value="556003249.68000007" table:style-name="ce16">
            <text:p><text:s/>556.003.249,68<text:s/></text:p>
          </table:table-cell>
          <table:table-cell office:value-type="float" office:value="456342868.59000003" table:style-name="ce16">
            <text:p><text:s/>456.342.868,59<text:s/></text:p>
          </table:table-cell>
          <table:table-cell office:value-type="float" office:value="406361911.95999998" table:style-name="ce16">
            <text:p><text:s/>406.361.911,96<text:s/></text:p>
          </table:table-cell>
          <table:table-cell office:value-type="float" office:value="224693975.56999996" table:style-name="ce16">
            <text:p><text:s/>224.693.975,57<text:s/></text:p>
          </table:table-cell>
          <table:table-cell office:value-type="float" office:value="1412448684.55" table:style-name="ce16">
            <text:p><text:s/>1.412.448.684,55<text:s/></text:p>
          </table:table-cell>
          <table:table-cell office:value-type="float" office:value="159207926.19" table:style-name="ce16">
            <text:p><text:s/>159.207.926,19<text:s/></text:p>
          </table:table-cell>
          <table:table-cell office:value-type="float" office:value="247093165.60999998" table:style-name="ce16">
            <text:p><text:s/>247.093.165,61<text:s/></text:p>
          </table:table-cell>
          <table:table-cell office:value-type="float" office:value="181735276.12" table:style-name="ce16">
            <text:p><text:s/>181.735.276,12<text:s/></text:p>
          </table:table-cell>
          <table:table-cell office:value-type="float" office:value="110730095.99000001" table:style-name="ce16">
            <text:p><text:s/>110.730.095,99<text:s/></text:p>
          </table:table-cell>
          <table:table-cell office:value-type="float" office:value="648175735.62000012" table:style-name="ce16">
            <text:p><text:s/>648.175.735,62<text:s/></text:p>
          </table:table-cell>
          <table:table-cell office:value-type="float" office:value="55777347.989999995" table:style-name="ce16">
            <text:p><text:s/>55.777.347,99<text:s/></text:p>
          </table:table-cell>
          <table:table-cell office:value-type="float" office:value="1441791133.6200001" table:style-name="ce16">
            <text:p><text:s/>1.441.791.133,62<text:s/></text:p>
          </table:table-cell>
          <table:table-cell office:value-type="float" office:value="3884402611.9300003" table:style-name="ce16">
            <text:p><text:s/>3.884.402.611,93<text:s/></text:p>
          </table:table-cell>
          <table:table-cell office:value-type="float" office:value="117131179.10000001" table:style-name="ce16">
            <text:p><text:s/>117.131.179,10<text:s/></text:p>
          </table:table-cell>
          <table:table-cell office:value-type="float" office:value="41846089.710000001" table:style-name="ce16">
            <text:p><text:s/>41.846.089,71<text:s/></text:p>
          </table:table-cell>
          <table:table-cell office:value-type="float" office:value="10852100.33" table:style-name="ce16">
            <text:p><text:s/>10.852.100,33<text:s/></text:p>
          </table:table-cell>
          <table:table-cell office:value-type="float" office:value="1308630182.6900001" table:style-name="ce16">
            <text:p><text:s/>1.308.630.182,69<text:s/></text:p>
          </table:table-cell>
          <table:table-cell office:value-type="float" office:value="1644589763.28" table:style-name="ce16">
            <text:p><text:s/>1.644.589.763,28<text:s/></text:p>
          </table:table-cell>
          <table:table-cell office:value-type="float" office:value="66539684.539999992" table:style-name="ce16">
            <text:p><text:s/>66.539.684,54<text:s/></text:p>
          </table:table-cell>
          <table:table-cell office:value-type="float" office:value="9707180869.2600002" table:style-name="ce16">
            <text:p><text:s/>9.707.180.869,26<text:s/></text:p>
          </table:table-cell>
          <table:table-cell office:value-type="float" office:value="48484880.919999994" table:style-name="ce16">
            <text:p><text:s/>48.484.880,92<text:s/></text:p>
          </table:table-cell>
          <table:table-cell office:value-type="float" office:value="24364411225.209999" table:style-name="ce17">
            <text:p><text:s/>24.364.411.225,21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8052130.5800000001" table:style-name="ce16">
            <text:p><text:s/>8.052.130,58<text:s/></text:p>
          </table:table-cell>
          <table:table-cell office:value-type="float" office:value="30436527.350000001" table:style-name="ce16">
            <text:p><text:s/>30.436.527,35<text:s/></text:p>
          </table:table-cell>
          <table:table-cell office:value-type="float" office:value="123700361.08" table:style-name="ce16">
            <text:p><text:s/>123.700.361,08<text:s/></text:p>
          </table:table-cell>
          <table:table-cell office:value-type="float" office:value="6359308.2599999998" table:style-name="ce16">
            <text:p><text:s/>6.359.308,26<text:s/></text:p>
          </table:table-cell>
          <table:table-cell office:value-type="float" office:value="217855831.49000001" table:style-name="ce16">
            <text:p><text:s/>217.855.831,49<text:s/></text:p>
          </table:table-cell>
          <table:table-cell office:value-type="float" office:value="130030756.7" table:style-name="ce16">
            <text:p><text:s/>130.030.756,70<text:s/></text:p>
          </table:table-cell>
          <table:table-cell office:value-type="float" office:value="484641885.82999998" table:style-name="ce16">
            <text:p><text:s/>484.641.885,83<text:s/></text:p>
          </table:table-cell>
          <table:table-cell office:value-type="float" office:value="127259214.33" table:style-name="ce16">
            <text:p><text:s/>127.259.214,33<text:s/></text:p>
          </table:table-cell>
          <table:table-cell office:value-type="float" office:value="139608401.68000001" table:style-name="ce16">
            <text:p><text:s/>139.608.401,68<text:s/></text:p>
          </table:table-cell>
          <table:table-cell office:value-type="float" office:value="65638045.909999996" table:style-name="ce16">
            <text:p><text:s/>65.638.045,91<text:s/></text:p>
          </table:table-cell>
          <table:table-cell office:value-type="float" office:value="484615755.75" table:style-name="ce16">
            <text:p><text:s/>484.615.755,75<text:s/></text:p>
          </table:table-cell>
          <table:table-cell office:value-type="float" office:value="55665263.390000001" table:style-name="ce16">
            <text:p><text:s/>55.665.263,39<text:s/></text:p>
          </table:table-cell>
          <table:table-cell office:value-type="float" office:value="90993825.870000005" table:style-name="ce16">
            <text:p><text:s/>90.993.825,87<text:s/></text:p>
          </table:table-cell>
          <table:table-cell office:value-type="float" office:value="69909338.909999996" table:style-name="ce16">
            <text:p><text:s/>69.909.338,91<text:s/></text:p>
          </table:table-cell>
          <table:table-cell office:value-type="float" office:value="43069141.549999997" table:style-name="ce16">
            <text:p><text:s/>43.069.141,55<text:s/></text:p>
          </table:table-cell>
          <table:table-cell office:value-type="float" office:value="191325174.50999999" table:style-name="ce16">
            <text:p><text:s/>191.325.174,51<text:s/></text:p>
          </table:table-cell>
          <table:table-cell office:value-type="float" office:value="25210098.449999999" table:style-name="ce16">
            <text:p><text:s/>25.210.098,45<text:s/></text:p>
          </table:table-cell>
          <table:table-cell office:value-type="float" office:value="383456487.86000001" table:style-name="ce16">
            <text:p><text:s/>383.456.487,86<text:s/></text:p>
          </table:table-cell>
          <table:table-cell office:value-type="float" office:value="1319653661.9300001" table:style-name="ce16">
            <text:p><text:s/>1.319.653.661,93<text:s/></text:p>
          </table:table-cell>
          <table:table-cell office:value-type="float" office:value="47448146.219999999" table:style-name="ce16">
            <text:p><text:s/>47.448.146,22<text:s/></text:p>
          </table:table-cell>
          <table:table-cell office:value-type="float" office:value="20658912.219999999" table:style-name="ce16">
            <text:p><text:s/>20.658.912,22<text:s/></text:p>
          </table:table-cell>
          <table:table-cell office:value-type="float" office:value="6783912.4000000004" table:style-name="ce16">
            <text:p><text:s/>6.783.912,40<text:s/></text:p>
          </table:table-cell>
          <table:table-cell office:value-type="float" office:value="413681166.94999999" table:style-name="ce16">
            <text:p><text:s/>413.681.166,95<text:s/></text:p>
          </table:table-cell>
          <table:table-cell office:value-type="float" office:value="417904451.54000002" table:style-name="ce16">
            <text:p><text:s/>417.904.451,54<text:s/></text:p>
          </table:table-cell>
          <table:table-cell office:value-type="float" office:value="27881454.32" table:style-name="ce16">
            <text:p><text:s/>27.881.454,32<text:s/></text:p>
          </table:table-cell>
          <table:table-cell office:value-type="float" office:value="2656436291.8099999" table:style-name="ce16">
            <text:p><text:s/>2.656.436.291,81<text:s/></text:p>
          </table:table-cell>
          <table:table-cell office:value-type="float" office:value="20553558.469999999" table:style-name="ce16">
            <text:p><text:s/>20.553.558,47<text:s/></text:p>
          </table:table-cell>
          <table:table-cell office:value-type="float" office:value="7608829105.3599997" table:style-name="ce17">
            <text:p><text:s/>7.608.829.105,36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918.01" table:style-name="ce16">
            <text:p><text:s/>1.918,01<text:s/></text:p>
          </table:table-cell>
          <table:table-cell office:value-type="float" office:value="12469.66" table:style-name="ce16">
            <text:p><text:s/>12.469,66<text:s/></text:p>
          </table:table-cell>
          <table:table-cell office:value-type="float" office:value="80593.7" table:style-name="ce16">
            <text:p><text:s/>80.593,70<text:s/></text:p>
          </table:table-cell>
          <table:table-cell office:value-type="float" office:value="2045.39" table:style-name="ce16">
            <text:p><text:s/>2.045,39<text:s/></text:p>
          </table:table-cell>
          <table:table-cell office:value-type="float" office:value="267821.92" table:style-name="ce16">
            <text:p><text:s/>267.821,92<text:s/></text:p>
          </table:table-cell>
          <table:table-cell office:value-type="float" office:value="6618328.4400000004" table:style-name="ce16">
            <text:p><text:s/>6.618.328,44<text:s/></text:p>
          </table:table-cell>
          <table:table-cell office:value-type="float" office:value="40301904.560000002" table:style-name="ce16">
            <text:p><text:s/>40.301.904,56<text:s/></text:p>
          </table:table-cell>
          <table:table-cell office:value-type="float" office:value="850031.85" table:style-name="ce16">
            <text:p><text:s/>850.031,85<text:s/></text:p>
          </table:table-cell>
          <table:table-cell office:value-type="float" office:value="69979.91" table:style-name="ce16">
            <text:p><text:s/>69.979,91<text:s/></text:p>
          </table:table-cell>
          <table:table-cell office:value-type="float" office:value="7669.84" table:style-name="ce16">
            <text:p><text:s/>7.669,84<text:s/></text:p>
          </table:table-cell>
          <table:table-cell office:value-type="float" office:value="6380444.7999999998" table:style-name="ce16">
            <text:p><text:s/>6.380.444,80<text:s/></text:p>
          </table:table-cell>
          <table:table-cell office:value-type="float" office:value="2643.82" table:style-name="ce16">
            <text:p><text:s/>2.643,82<text:s/></text:p>
          </table:table-cell>
          <table:table-cell office:value-type="float" office:value="51779.39" table:style-name="ce16">
            <text:p><text:s/>51.779,39<text:s/></text:p>
          </table:table-cell>
          <table:table-cell office:value-type="float" office:value="2672773.75" table:style-name="ce16">
            <text:p><text:s/>2.672.773,75<text:s/></text:p>
          </table:table-cell>
          <table:table-cell office:value-type="float" office:value="4803.41" table:style-name="ce16">
            <text:p><text:s/>4.803,41<text:s/></text:p>
          </table:table-cell>
          <table:table-cell office:value-type="float" office:value="291103.73" table:style-name="ce16">
            <text:p><text:s/>291.103,73<text:s/></text:p>
          </table:table-cell>
          <table:table-cell office:value-type="float" office:value="4491.97" table:style-name="ce16">
            <text:p><text:s/>4.491,97<text:s/></text:p>
          </table:table-cell>
          <table:table-cell office:value-type="float" office:value="2543842.44" table:style-name="ce16">
            <text:p><text:s/>2.543.842,44<text:s/></text:p>
          </table:table-cell>
          <table:table-cell office:value-type="float" office:value="35295603.649999999" table:style-name="ce16">
            <text:p><text:s/>35.295.603,65<text:s/></text:p>
          </table:table-cell>
          <table:table-cell office:value-type="float" office:value="11428.71" table:style-name="ce16">
            <text:p><text:s/>11.428,71<text:s/></text:p>
          </table:table-cell>
          <table:table-cell office:value-type="float" office:value="37481.699999999997" table:style-name="ce16">
            <text:p><text:s/>37.481,70<text:s/></text:p>
          </table:table-cell>
          <table:table-cell office:value-type="float" office:value="9757.77" table:style-name="ce16">
            <text:p><text:s/>9.757,77<text:s/></text:p>
          </table:table-cell>
          <table:table-cell office:value-type="float" office:value="14245776.359999999" table:style-name="ce16">
            <text:p><text:s/>14.245.776,36<text:s/></text:p>
          </table:table-cell>
          <table:table-cell office:value-type="float" office:value="335230.15999999997" table:style-name="ce16">
            <text:p><text:s/>335.230,16<text:s/></text:p>
          </table:table-cell>
          <table:table-cell office:value-type="float" office:value="405518.13" table:style-name="ce16">
            <text:p><text:s/>405.518,13<text:s/></text:p>
          </table:table-cell>
          <table:table-cell office:value-type="float" office:value="146254506.94" table:style-name="ce16">
            <text:p><text:s/>146.254.506,94<text:s/></text:p>
          </table:table-cell>
          <table:table-cell office:value-type="float" office:value="4107.04" table:style-name="ce16">
            <text:p><text:s/>4.107,04<text:s/></text:p>
          </table:table-cell>
          <table:table-cell office:value-type="float" office:value="256764057.04999995" table:style-name="ce17">
            <text:p><text:s/>256.764.057,05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8050212.5700000003" table:style-name="ce16">
            <text:p><text:s/>8.050.212,57<text:s/></text:p>
          </table:table-cell>
          <table:table-cell office:value-type="float" office:value="30424057.690000005" table:style-name="ce16">
            <text:p><text:s/>30.424.057,69<text:s/></text:p>
          </table:table-cell>
          <table:table-cell office:value-type="float" office:value="123619767.38000001" table:style-name="ce16">
            <text:p><text:s/>123.619.767,38<text:s/></text:p>
          </table:table-cell>
          <table:table-cell office:value-type="float" office:value="6357262.8700000001" table:style-name="ce16">
            <text:p><text:s/>6.357.262,87<text:s/></text:p>
          </table:table-cell>
          <table:table-cell office:value-type="float" office:value="217588009.57000002" table:style-name="ce16">
            <text:p><text:s/>217.588.009,57<text:s/></text:p>
          </table:table-cell>
          <table:table-cell office:value-type="float" office:value="123412428.25999999" table:style-name="ce16">
            <text:p><text:s/>123.412.428,26<text:s/></text:p>
          </table:table-cell>
          <table:table-cell office:value-type="float" office:value="444339981.26999998" table:style-name="ce16">
            <text:p><text:s/>444.339.981,27<text:s/></text:p>
          </table:table-cell>
          <table:table-cell office:value-type="float" office:value="126409182.48" table:style-name="ce16">
            <text:p><text:s/>126.409.182,48<text:s/></text:p>
          </table:table-cell>
          <table:table-cell office:value-type="float" office:value="139538421.76999998" table:style-name="ce16">
            <text:p><text:s/>139.538.421,77<text:s/></text:p>
          </table:table-cell>
          <table:table-cell office:value-type="float" office:value="65630376.07" table:style-name="ce16">
            <text:p><text:s/>65.630.376,07<text:s/></text:p>
          </table:table-cell>
          <table:table-cell office:value-type="float" office:value="478235310.94999999" table:style-name="ce16">
            <text:p><text:s/>478.235.310,95<text:s/></text:p>
          </table:table-cell>
          <table:table-cell office:value-type="float" office:value="55662619.57" table:style-name="ce16">
            <text:p><text:s/>55.662.619,57<text:s/></text:p>
          </table:table-cell>
          <table:table-cell office:value-type="float" office:value="90942046.479999989" table:style-name="ce16">
            <text:p><text:s/>90.942.046,48<text:s/></text:p>
          </table:table-cell>
          <table:table-cell office:value-type="float" office:value="67236565.159999996" table:style-name="ce16">
            <text:p><text:s/>67.236.565,16<text:s/></text:p>
          </table:table-cell>
          <table:table-cell office:value-type="float" office:value="43064338.139999993" table:style-name="ce16">
            <text:p><text:s/>43.064.338,14<text:s/></text:p>
          </table:table-cell>
          <table:table-cell office:value-type="float" office:value="191034070.78" table:style-name="ce16">
            <text:p><text:s/>191.034.070,78<text:s/></text:p>
          </table:table-cell>
          <table:table-cell office:value-type="float" office:value="25205606.479999997" table:style-name="ce16">
            <text:p><text:s/>25.205.606,48<text:s/></text:p>
          </table:table-cell>
          <table:table-cell office:value-type="float" office:value="380912645.41999996" table:style-name="ce16">
            <text:p><text:s/>380.912.645,42<text:s/></text:p>
          </table:table-cell>
          <table:table-cell office:value-type="float" office:value="1284358058.28" table:style-name="ce16">
            <text:p><text:s/>1.284.358.058,28<text:s/></text:p>
          </table:table-cell>
          <table:table-cell office:value-type="float" office:value="47436717.510000005" table:style-name="ce16">
            <text:p><text:s/>47.436.717,51<text:s/></text:p>
          </table:table-cell>
          <table:table-cell office:value-type="float" office:value="20621430.520000003" table:style-name="ce16">
            <text:p><text:s/>20.621.430,52<text:s/></text:p>
          </table:table-cell>
          <table:table-cell office:value-type="float" office:value="6774154.629999999" table:style-name="ce16">
            <text:p><text:s/>6.774.154,63<text:s/></text:p>
          </table:table-cell>
          <table:table-cell office:value-type="float" office:value="399435390.59000003" table:style-name="ce16">
            <text:p><text:s/>399.435.390,59<text:s/></text:p>
          </table:table-cell>
          <table:table-cell office:value-type="float" office:value="417569221.38" table:style-name="ce16">
            <text:p><text:s/>417.569.221,38<text:s/></text:p>
          </table:table-cell>
          <table:table-cell office:value-type="float" office:value="27475936.190000001" table:style-name="ce16">
            <text:p><text:s/>27.475.936,19<text:s/></text:p>
          </table:table-cell>
          <table:table-cell office:value-type="float" office:value="2510181784.8699994" table:style-name="ce16">
            <text:p><text:s/>2.510.181.784,87<text:s/></text:p>
          </table:table-cell>
          <table:table-cell office:value-type="float" office:value="20549451.43" table:style-name="ce16">
            <text:p><text:s/>20.549.451,43<text:s/></text:p>
          </table:table-cell>
          <table:table-cell office:value-type="float" office:value="7352065048.3099995" table:style-name="ce17">
            <text:p><text:s/>7.352.065.048,31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9708331.2100000009" table:style-name="ce16">
            <text:p><text:s/>9.708.331,21<text:s/></text:p>
          </table:table-cell>
          <table:table-cell office:value-type="float" office:value="35745494.469999999" table:style-name="ce16">
            <text:p><text:s/>35.745.494,47<text:s/></text:p>
          </table:table-cell>
          <table:table-cell office:value-type="float" office:value="246742798.06999999" table:style-name="ce16">
            <text:p><text:s/>246.742.798,07<text:s/></text:p>
          </table:table-cell>
          <table:table-cell office:value-type="float" office:value="8635770.5700000003" table:style-name="ce16">
            <text:p><text:s/>8.635.770,57<text:s/></text:p>
          </table:table-cell>
          <table:table-cell office:value-type="float" office:value="253047218.47999999" table:style-name="ce16">
            <text:p><text:s/>253.047.218,48<text:s/></text:p>
          </table:table-cell>
          <table:table-cell office:value-type="float" office:value="222535745.94999999" table:style-name="ce16">
            <text:p><text:s/>222.535.745,95<text:s/></text:p>
          </table:table-cell>
          <table:table-cell office:value-type="float" office:value="304143248.43000001" table:style-name="ce16">
            <text:p><text:s/>304.143.248,43<text:s/></text:p>
          </table:table-cell>
          <table:table-cell office:value-type="float" office:value="158158655.44" table:style-name="ce16">
            <text:p><text:s/>158.158.655,44<text:s/></text:p>
          </table:table-cell>
          <table:table-cell office:value-type="float" office:value="189493782.59" table:style-name="ce16">
            <text:p><text:s/>189.493.782,59<text:s/></text:p>
          </table:table-cell>
          <table:table-cell office:value-type="float" office:value="59284230.950000003" table:style-name="ce16">
            <text:p><text:s/>59.284.230,95<text:s/></text:p>
          </table:table-cell>
          <table:table-cell office:value-type="float" office:value="842927967.20000005" table:style-name="ce16">
            <text:p><text:s/>842.927.967,20<text:s/></text:p>
          </table:table-cell>
          <table:table-cell office:value-type="float" office:value="84210512.319999993" table:style-name="ce16">
            <text:p><text:s/>84.210.512,32<text:s/></text:p>
          </table:table-cell>
          <table:table-cell office:value-type="float" office:value="153604983.24000001" table:style-name="ce16">
            <text:p><text:s/>153.604.983,24<text:s/></text:p>
          </table:table-cell>
          <table:table-cell office:value-type="float" office:value="102853932.83" table:style-name="ce16">
            <text:p><text:s/>102.853.932,83<text:s/></text:p>
          </table:table-cell>
          <table:table-cell office:value-type="float" office:value="56261774.060000002" table:style-name="ce16">
            <text:p><text:s/>56.261.774,06<text:s/></text:p>
          </table:table-cell>
          <table:table-cell office:value-type="float" office:value="188332158.34999999" table:style-name="ce16">
            <text:p><text:s/>188.332.158,35<text:s/></text:p>
          </table:table-cell>
          <table:table-cell office:value-type="float" office:value="42384159.659999996" table:style-name="ce16">
            <text:p><text:s/>42.384.159,66<text:s/></text:p>
          </table:table-cell>
          <table:table-cell office:value-type="float" office:value="616807133.34000003" table:style-name="ce16">
            <text:p><text:s/>616.807.133,34<text:s/></text:p>
          </table:table-cell>
          <table:table-cell office:value-type="float" office:value="1529056701.75" table:style-name="ce16">
            <text:p><text:s/>1.529.056.701,75<text:s/></text:p>
          </table:table-cell>
          <table:table-cell office:value-type="float" office:value="58079168.409999996" table:style-name="ce16">
            <text:p><text:s/>58.079.168,41<text:s/></text:p>
          </table:table-cell>
          <table:table-cell office:value-type="float" office:value="34074216.789999999" table:style-name="ce16">
            <text:p><text:s/>34.074.216,79<text:s/></text:p>
          </table:table-cell>
          <table:table-cell office:value-type="float" office:value="10051889.51" table:style-name="ce16">
            <text:p><text:s/>10.051.889,51<text:s/></text:p>
          </table:table-cell>
          <table:table-cell office:value-type="float" office:value="624842168.59000003" table:style-name="ce16">
            <text:p><text:s/>624.842.168,59<text:s/></text:p>
          </table:table-cell>
          <table:table-cell office:value-type="float" office:value="473274596.19" table:style-name="ce16">
            <text:p><text:s/>473.274.596,19<text:s/></text:p>
          </table:table-cell>
          <table:table-cell office:value-type="float" office:value="31688120.120000001" table:style-name="ce16">
            <text:p><text:s/>31.688.120,12<text:s/></text:p>
          </table:table-cell>
          <table:table-cell office:value-type="float" office:value="4438317919.6599998" table:style-name="ce16">
            <text:p><text:s/>4.438.317.919,66<text:s/></text:p>
          </table:table-cell>
          <table:table-cell office:value-type="float" office:value="24658733.460000001" table:style-name="ce16">
            <text:p><text:s/>24.658.733,46<text:s/></text:p>
          </table:table-cell>
          <table:table-cell office:value-type="float" office:value="10798921411.639999" table:style-name="ce17">
            <text:p><text:s/>10.798.921.411,64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7027.2" table:style-name="ce16">
            <text:p><text:s/>7.027,20<text:s/></text:p>
          </table:table-cell>
          <table:table-cell office:value-type="float" office:value="13825.68" table:style-name="ce16">
            <text:p><text:s/>13.825,68<text:s/></text:p>
          </table:table-cell>
          <table:table-cell office:value-type="float" office:value="170952.09" table:style-name="ce16">
            <text:p><text:s/>170.952,09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836729.59" table:style-name="ce16">
            <text:p><text:s/>836.729,59<text:s/></text:p>
          </table:table-cell>
          <table:table-cell office:value-type="float" office:value="14434275.880000001" table:style-name="ce16">
            <text:p><text:s/>14.434.275,88<text:s/></text:p>
          </table:table-cell>
          <table:table-cell office:value-type="float" office:value="19645731.510000002" table:style-name="ce16">
            <text:p><text:s/>19.645.731,51<text:s/></text:p>
          </table:table-cell>
          <table:table-cell office:value-type="float" office:value="4192632.01" table:style-name="ce16">
            <text:p><text:s/>4.192.632,01<text:s/></text:p>
          </table:table-cell>
          <table:table-cell office:value-type="float" office:value="590806.59" table:style-name="ce16">
            <text:p><text:s/>590.806,59<text:s/></text:p>
          </table:table-cell>
          <table:table-cell office:value-type="float" office:value="37844.74" table:style-name="ce16">
            <text:p><text:s/>37.844,74<text:s/></text:p>
          </table:table-cell>
          <table:table-cell office:value-type="float" office:value="10586271.529999999" table:style-name="ce16">
            <text:p><text:s/>10.586.271,53<text:s/></text:p>
          </table:table-cell>
          <table:table-cell office:value-type="float" office:value="146548.10999999999" table:style-name="ce16">
            <text:p><text:s/>146.548,11<text:s/></text:p>
          </table:table-cell>
          <table:table-cell office:value-type="float" office:value="728755.17" table:style-name="ce16">
            <text:p><text:s/>728.755,17<text:s/></text:p>
          </table:table-cell>
          <table:table-cell office:value-type="float" office:value="7953003.0899999999" table:style-name="ce16">
            <text:p><text:s/>7.953.003,09<text:s/></text:p>
          </table:table-cell>
          <table:table-cell office:value-type="float" office:value="44066.47" table:style-name="ce16">
            <text:p><text:s/>44.066,47<text:s/></text:p>
          </table:table-cell>
          <table:table-cell office:value-type="float" office:value="59261.24" table:style-name="ce16">
            <text:p><text:s/>59.261,24<text:s/></text:p>
          </table:table-cell>
          <table:table-cell office:value-type="float" office:value="12086.84" table:style-name="ce16">
            <text:p><text:s/>12.086,84<text:s/></text:p>
          </table:table-cell>
          <table:table-cell office:value-type="float" office:value="9930599.0999999996" table:style-name="ce16">
            <text:p><text:s/>9.930.599,10<text:s/></text:p>
          </table:table-cell>
          <table:table-cell office:value-type="float" office:value="110438960.08" table:style-name="ce16">
            <text:p><text:s/>110.438.960,08<text:s/></text:p>
          </table:table-cell>
          <table:table-cell office:value-type="float" office:value="8609.5300000000007" table:style-name="ce16">
            <text:p><text:s/>8.609,53<text:s/></text:p>
          </table:table-cell>
          <table:table-cell office:value-type="float" office:value="199564.7" table:style-name="ce16">
            <text:p><text:s/>199.564,70<text:s/></text:p>
          </table:table-cell>
          <table:table-cell office:value-type="float" office:value="45573.26" table:style-name="ce16">
            <text:p><text:s/>45.573,26<text:s/></text:p>
          </table:table-cell>
          <table:table-cell office:value-type="float" office:value="27669182.539999999" table:style-name="ce16">
            <text:p><text:s/>27.669.182,54<text:s/></text:p>
          </table:table-cell>
          <table:table-cell office:value-type="float" office:value="1102656.1399999999" table:style-name="ce16">
            <text:p><text:s/>1.102.656,14<text:s/></text:p>
          </table:table-cell>
          <table:table-cell office:value-type="float" office:value="3258455.72" table:style-name="ce16">
            <text:p><text:s/>3.258.455,72<text:s/></text:p>
          </table:table-cell>
          <table:table-cell office:value-type="float" office:value="444776774.87" table:style-name="ce16">
            <text:p><text:s/>444.776.774,87<text:s/></text:p>
          </table:table-cell>
          <table:table-cell office:value-type="float" office:value="36269.279999999999" table:style-name="ce16">
            <text:p><text:s/>36.269,28<text:s/></text:p>
          </table:table-cell>
          <table:table-cell office:value-type="float" office:value="656926462.95999992" table:style-name="ce17">
            <text:p><text:s/>656.926.462,96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9701304.0099999998" table:style-name="ce16">
            <text:p><text:s/>9.701.304,01<text:s/></text:p>
          </table:table-cell>
          <table:table-cell office:value-type="float" office:value="35731668.789999999" table:style-name="ce16">
            <text:p><text:s/>35.731.668,79<text:s/></text:p>
          </table:table-cell>
          <table:table-cell office:value-type="float" office:value="246571845.98000002" table:style-name="ce16">
            <text:p><text:s/>246.571.845,98<text:s/></text:p>
          </table:table-cell>
          <table:table-cell office:value-type="float" office:value="8635770.5700000003" table:style-name="ce16">
            <text:p><text:s/>8.635.770,57<text:s/></text:p>
          </table:table-cell>
          <table:table-cell office:value-type="float" office:value="252210488.89000002" table:style-name="ce16">
            <text:p><text:s/>252.210.488,89<text:s/></text:p>
          </table:table-cell>
          <table:table-cell office:value-type="float" office:value="208101470.06999999" table:style-name="ce16">
            <text:p><text:s/>208.101.470,07<text:s/></text:p>
          </table:table-cell>
          <table:table-cell office:value-type="float" office:value="284497516.91999996" table:style-name="ce16">
            <text:p><text:s/>284.497.516,92<text:s/></text:p>
          </table:table-cell>
          <table:table-cell office:value-type="float" office:value="153966023.42999998" table:style-name="ce16">
            <text:p><text:s/>153.966.023,43<text:s/></text:p>
          </table:table-cell>
          <table:table-cell office:value-type="float" office:value="188902976" table:style-name="ce16">
            <text:p><text:s/>188.902.976,00<text:s/></text:p>
          </table:table-cell>
          <table:table-cell office:value-type="float" office:value="59246386.210000008" table:style-name="ce16">
            <text:p><text:s/>59.246.386,21<text:s/></text:p>
          </table:table-cell>
          <table:table-cell office:value-type="float" office:value="832341695.67000008" table:style-name="ce16">
            <text:p><text:s/>832.341.695,67<text:s/></text:p>
          </table:table-cell>
          <table:table-cell office:value-type="float" office:value="84063964.209999993" table:style-name="ce16">
            <text:p><text:s/>84.063.964,21<text:s/></text:p>
          </table:table-cell>
          <table:table-cell office:value-type="float" office:value="152876228.06999999" table:style-name="ce16">
            <text:p><text:s/>152.876.228,07<text:s/></text:p>
          </table:table-cell>
          <table:table-cell office:value-type="float" office:value="94900929.739999995" table:style-name="ce16">
            <text:p><text:s/>94.900.929,74<text:s/></text:p>
          </table:table-cell>
          <table:table-cell office:value-type="float" office:value="56217707.589999996" table:style-name="ce16">
            <text:p><text:s/>56.217.707,59<text:s/></text:p>
          </table:table-cell>
          <table:table-cell office:value-type="float" office:value="188272897.10999998" table:style-name="ce16">
            <text:p><text:s/>188.272.897,11<text:s/></text:p>
          </table:table-cell>
          <table:table-cell office:value-type="float" office:value="42372072.82" table:style-name="ce16">
            <text:p><text:s/>42.372.072,82<text:s/></text:p>
          </table:table-cell>
          <table:table-cell office:value-type="float" office:value="606876534.24000001" table:style-name="ce16">
            <text:p><text:s/>606.876.534,24<text:s/></text:p>
          </table:table-cell>
          <table:table-cell office:value-type="float" office:value="1418617741.6700001" table:style-name="ce16">
            <text:p><text:s/>1.418.617.741,67<text:s/></text:p>
          </table:table-cell>
          <table:table-cell office:value-type="float" office:value="58070558.880000003" table:style-name="ce16">
            <text:p><text:s/>58.070.558,88<text:s/></text:p>
          </table:table-cell>
          <table:table-cell office:value-type="float" office:value="33874652.090000004" table:style-name="ce16">
            <text:p><text:s/>33.874.652,09<text:s/></text:p>
          </table:table-cell>
          <table:table-cell office:value-type="float" office:value="10006316.25" table:style-name="ce16">
            <text:p><text:s/>10.006.316,25<text:s/></text:p>
          </table:table-cell>
          <table:table-cell office:value-type="float" office:value="597172986.04999995" table:style-name="ce16">
            <text:p><text:s/>597.172.986,05<text:s/></text:p>
          </table:table-cell>
          <table:table-cell office:value-type="float" office:value="472171940.05000001" table:style-name="ce16">
            <text:p><text:s/>472.171.940,05<text:s/></text:p>
          </table:table-cell>
          <table:table-cell office:value-type="float" office:value="28429664.400000002" table:style-name="ce16">
            <text:p><text:s/>28.429.664,40<text:s/></text:p>
          </table:table-cell>
          <table:table-cell office:value-type="float" office:value="3993541144.79" table:style-name="ce16">
            <text:p><text:s/>3.993.541.144,79<text:s/></text:p>
          </table:table-cell>
          <table:table-cell office:value-type="float" office:value="24622464.18" table:style-name="ce16">
            <text:p><text:s/>24.622.464,18<text:s/></text:p>
          </table:table-cell>
          <table:table-cell office:value-type="float" office:value="10141994948.68" table:style-name="ce17">
            <text:p><text:s/>10.141.994.948,68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26968.73" table:style-name="ce16">
            <text:p><text:s/>26.968,73<text:s/></text:p>
          </table:table-cell>
          <table:table-cell office:value-type="float" office:value="1009349.8" table:style-name="ce16">
            <text:p><text:s/>1.009.349,8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200232.09" table:style-name="ce16">
            <text:p><text:s/>200.232,09<text:s/></text:p>
          </table:table-cell>
          <table:table-cell office:value-type="float" office:value="3736973.62" table:style-name="ce16">
            <text:p><text:s/>3.736.973,62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64202.5" table:style-name="ce16">
            <text:p><text:s/>64.202,50<text:s/></text:p>
          </table:table-cell>
          <table:table-cell office:value-type="float" office:value="4885.3100000000004" table:style-name="ce16">
            <text:p><text:s/>4.885,31<text:s/></text:p>
          </table:table-cell>
          <table:table-cell office:value-type="float" office:value="4182274.25" table:style-name="ce16">
            <text:p><text:s/>4.182.274,25<text:s/></text:p>
          </table:table-cell>
          <table:table-cell office:value-type="float" office:value="622.96" table:style-name="ce16">
            <text:p><text:s/>622,96<text:s/></text:p>
          </table:table-cell>
          <table:table-cell office:value-type="float" office:value="229751.8" table:style-name="ce16">
            <text:p><text:s/>229.751,80<text:s/></text:p>
          </table:table-cell>
          <table:table-cell office:value-type="float" office:value="195452.93" table:style-name="ce16">
            <text:p><text:s/>195.452,93<text:s/></text:p>
          </table:table-cell>
          <table:table-cell office:value-type="float" office:value="3373095.28" table:style-name="ce16">
            <text:p><text:s/>3.373.095,28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7317318.4299999997" table:style-name="ce16">
            <text:p><text:s/>7.317.318,43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2334771.51" table:style-name="ce16">
            <text:p><text:s/>12.334.771,51<text:s/></text:p>
          </table:table-cell>
          <table:table-cell office:value-type="float" office:value="189012395.81" table:style-name="ce16">
            <text:p><text:s/>189.012.395,81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469995.17" table:style-name="ce16">
            <text:p><text:s/>469.995,17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6079561.8600000003" table:style-name="ce16">
            <text:p><text:s/>6.079.561,86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228237852.05000001" table:style-name="ce17">
            <text:p><text:s/>228.237.852,05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8188943.9199999999" table:style-name="ce16">
            <text:p><text:s/>8.188.943,92<text:s/></text:p>
          </table:table-cell>
          <table:table-cell office:value-type="float" office:value="26876597.440000001" table:style-name="ce16">
            <text:p><text:s/>26.876.597,44<text:s/></text:p>
          </table:table-cell>
          <table:table-cell office:value-type="float" office:value="27820188.489999998" table:style-name="ce16">
            <text:p><text:s/>27.820.188,49<text:s/></text:p>
          </table:table-cell>
          <table:table-cell office:value-type="float" office:value="24346517.989999998" table:style-name="ce16">
            <text:p><text:s/>24.346.517,99<text:s/></text:p>
          </table:table-cell>
          <table:table-cell office:value-type="float" office:value="73851625.219999999" table:style-name="ce16">
            <text:p><text:s/>73.851.625,22<text:s/></text:p>
          </table:table-cell>
          <table:table-cell office:value-type="float" office:value="55698915.030000001" table:style-name="ce16">
            <text:p><text:s/>55.698.915,03<text:s/></text:p>
          </table:table-cell>
          <table:table-cell office:value-type="float" office:value="1503473947.29" table:style-name="ce16">
            <text:p><text:s/>1.503.473.947,29<text:s/></text:p>
          </table:table-cell>
          <table:table-cell office:value-type="float" office:value="33216202.23" table:style-name="ce16">
            <text:p><text:s/>33.216.202,23<text:s/></text:p>
          </table:table-cell>
          <table:table-cell office:value-type="float" office:value="48677104.700000003" table:style-name="ce16">
            <text:p><text:s/>48.677.104,70<text:s/></text:p>
          </table:table-cell>
          <table:table-cell office:value-type="float" office:value="30942612.719999999" table:style-name="ce16">
            <text:p><text:s/>30.942.612,72<text:s/></text:p>
          </table:table-cell>
          <table:table-cell office:value-type="float" office:value="188645209.46000001" table:style-name="ce16">
            <text:p><text:s/>188.645.209,46<text:s/></text:p>
          </table:table-cell>
          <table:table-cell office:value-type="float" office:value="26295511.309999999" table:style-name="ce16">
            <text:p><text:s/>26.295.511,31<text:s/></text:p>
          </table:table-cell>
          <table:table-cell office:value-type="float" office:value="27919716.039999999" table:style-name="ce16">
            <text:p><text:s/>27.919.716,04<text:s/></text:p>
          </table:table-cell>
          <table:table-cell office:value-type="float" office:value="50016473.009999998" table:style-name="ce16">
            <text:p><text:s/>50.016.473,01<text:s/></text:p>
          </table:table-cell>
          <table:table-cell office:value-type="float" office:value="57121738.18" table:style-name="ce16">
            <text:p><text:s/>57.121.738,18<text:s/></text:p>
          </table:table-cell>
          <table:table-cell office:value-type="float" office:value="92470261.109999999" table:style-name="ce16">
            <text:p><text:s/>92.470.261,11<text:s/></text:p>
          </table:table-cell>
          <table:table-cell office:value-type="float" office:value="25077854.170000002" table:style-name="ce16">
            <text:p><text:s/>25.077.854,17<text:s/></text:p>
          </table:table-cell>
          <table:table-cell office:value-type="float" office:value="85363018.730000004" table:style-name="ce16">
            <text:p><text:s/>85.363.018,73<text:s/></text:p>
          </table:table-cell>
          <table:table-cell office:value-type="float" office:value="299696715.93000001" table:style-name="ce16">
            <text:p><text:s/>299.696.715,93<text:s/></text:p>
          </table:table-cell>
          <table:table-cell office:value-type="float" office:value="45435599.689999998" table:style-name="ce16">
            <text:p><text:s/>45.435.599,69<text:s/></text:p>
          </table:table-cell>
          <table:table-cell office:value-type="float" office:value="27147851.030000001" table:style-name="ce16">
            <text:p><text:s/>27.147.851,03<text:s/></text:p>
          </table:table-cell>
          <table:table-cell office:value-type="float" office:value="18938214.800000001" table:style-name="ce16">
            <text:p><text:s/>18.938.214,80<text:s/></text:p>
          </table:table-cell>
          <table:table-cell office:value-type="float" office:value="142337556.88999999" table:style-name="ce16">
            <text:p><text:s/>142.337.556,89<text:s/></text:p>
          </table:table-cell>
          <table:table-cell office:value-type="float" office:value="62946915.119999997" table:style-name="ce16">
            <text:p><text:s/>62.946.915,12<text:s/></text:p>
          </table:table-cell>
          <table:table-cell office:value-type="float" office:value="22319400.84" table:style-name="ce16">
            <text:p><text:s/>22.319.400,84<text:s/></text:p>
          </table:table-cell>
          <table:table-cell office:value-type="float" office:value="171707688" table:style-name="ce16">
            <text:p><text:s/>171.707.688,00<text:s/></text:p>
          </table:table-cell>
          <table:table-cell office:value-type="float" office:value="11993152.41" table:style-name="ce16">
            <text:p><text:s/>11.993.152,41<text:s/></text:p>
          </table:table-cell>
          <table:table-cell office:value-type="float" office:value="3188525531.75" table:style-name="ce17">
            <text:p><text:s/>3.188.525.531,75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353746.56000000006" table:style-name="ce16">
            <text:p><text:s/>353.746,56<text:s/></text:p>
          </table:table-cell>
          <table:table-cell office:value-type="float" office:value="6180820.7000000011" table:style-name="ce16">
            <text:p><text:s/>6.180.820,70<text:s/></text:p>
          </table:table-cell>
          <table:table-cell office:value-type="float" office:value="10055389.399999999" table:style-name="ce16">
            <text:p><text:s/>10.055.389,40<text:s/></text:p>
          </table:table-cell>
          <table:table-cell office:value-type="float" office:value="287169.45999999996" table:style-name="ce16">
            <text:p><text:s/>287.169,46<text:s/></text:p>
          </table:table-cell>
          <table:table-cell office:value-type="float" office:value="-8789921.8900000025" table:style-name="ce16">
            <text:p>-8.789.921,89<text:s/></text:p>
          </table:table-cell>
          <table:table-cell office:value-type="float" office:value="12734077.359999999" table:style-name="ce16">
            <text:p><text:s/>12.734.077,36<text:s/></text:p>
          </table:table-cell>
          <table:table-cell office:value-type="float" office:value="540244488.81000006" table:style-name="ce16">
            <text:p><text:s/>540.244.488,81<text:s/></text:p>
          </table:table-cell>
          <table:table-cell office:value-type="float" office:value="11072566.879999999" table:style-name="ce16">
            <text:p><text:s/>11.072.566,88<text:s/></text:p>
          </table:table-cell>
          <table:table-cell office:value-type="float" office:value="13271167.15" table:style-name="ce16">
            <text:p><text:s/>13.271.167,15<text:s/></text:p>
          </table:table-cell>
          <table:table-cell office:value-type="float" office:value="2349936.27" table:style-name="ce16">
            <text:p><text:s/>2.349.936,27<text:s/></text:p>
          </table:table-cell>
          <table:table-cell office:value-type="float" office:value="2431573.6999999997" table:style-name="ce16">
            <text:p><text:s/>2.431.573,70<text:s/></text:p>
          </table:table-cell>
          <table:table-cell office:value-type="float" office:value="4594363.42" table:style-name="ce16">
            <text:p><text:s/>4.594.363,42<text:s/></text:p>
          </table:table-cell>
          <table:table-cell office:value-type="float" office:value="1570882.8000000003" table:style-name="ce16">
            <text:p><text:s/>1.570.882,80<text:s/></text:p>
          </table:table-cell>
          <table:table-cell office:value-type="float" office:value="32059.690000000428" table:style-name="ce16">
            <text:p><text:s/>32.059,69<text:s/></text:p>
          </table:table-cell>
          <table:table-cell office:value-type="float" office:value="1100881.6199999999" table:style-name="ce16">
            <text:p><text:s/>1.100.881,62<text:s/></text:p>
          </table:table-cell>
          <table:table-cell office:value-type="float" office:value="95136410.709999993" table:style-name="ce16">
            <text:p><text:s/>95.136.410,71<text:s/></text:p>
          </table:table-cell>
          <table:table-cell office:value-type="float" office:value="856035.87" table:style-name="ce16">
            <text:p><text:s/>856.035,87<text:s/></text:p>
          </table:table-cell>
          <table:table-cell office:value-type="float" office:value="49238478.509999998" table:style-name="ce16">
            <text:p><text:s/>49.238.478,51<text:s/></text:p>
          </table:table-cell>
          <table:table-cell office:value-type="float" office:value="515344733.33999997" table:style-name="ce16">
            <text:p><text:s/>515.344.733,34<text:s/></text:p>
          </table:table-cell>
          <table:table-cell office:value-type="float" office:value="2701507.3" table:style-name="ce16">
            <text:p><text:s/>2.701.507,30<text:s/></text:p>
          </table:table-cell>
          <table:table-cell office:value-type="float" office:value="-106630.06000000006" table:style-name="ce16">
            <text:p>-106.630,06<text:s/></text:p>
          </table:table-cell>
          <table:table-cell office:value-type="float" office:value="475947.18999999994" table:style-name="ce16">
            <text:p><text:s/>475.947,19<text:s/></text:p>
          </table:table-cell>
          <table:table-cell office:value-type="float" office:value="22757936.620000001" table:style-name="ce16">
            <text:p><text:s/>22.757.936,62<text:s/></text:p>
          </table:table-cell>
          <table:table-cell office:value-type="float" office:value="37010371.660000004" table:style-name="ce16">
            <text:p><text:s/>37.010.371,66<text:s/></text:p>
          </table:table-cell>
          <table:table-cell office:value-type="float" office:value="2147056.2900000005" table:style-name="ce16">
            <text:p><text:s/>2.147.056,29<text:s/></text:p>
          </table:table-cell>
          <table:table-cell office:value-type="float" office:value="510666852.32999998" table:style-name="ce16">
            <text:p><text:s/>510.666.852,33<text:s/></text:p>
          </table:table-cell>
          <table:table-cell office:value-type="float" office:value="1718117.99" table:style-name="ce16">
            <text:p><text:s/>1.718.117,99<text:s/></text:p>
          </table:table-cell>
          <table:table-cell office:value-type="float" office:value="1835436019.6800001" table:style-name="ce17">
            <text:p><text:s/>1.835.436.019,68<text:s/></text:p>
          </table:table-cell>
          <table:table-cell table:number-columns-repeated="16355"/>
        </table:table-row>
        <table:table-row table:style-name="ro8">
          <table:table-cell office:value-type="string" table:style-name="ce19">
            <text:p>SUBTOTAL [A]</text:p>
          </table:table-cell>
          <table:table-cell office:value-type="float" office:value="76414279.159999996" table:style-name="ce20">
            <text:p><text:s/>76.414.279,16<text:s/></text:p>
          </table:table-cell>
          <table:table-cell office:value-type="float" office:value="303041327.12" table:style-name="ce20">
            <text:p><text:s/>303.041.327,12<text:s/></text:p>
          </table:table-cell>
          <table:table-cell office:value-type="float" office:value="1448325016.98" table:style-name="ce20">
            <text:p><text:s/>1.448.325.016,98<text:s/></text:p>
          </table:table-cell>
          <table:table-cell office:value-type="float" office:value="76810234.729999989" table:style-name="ce20">
            <text:p><text:s/>76.810.234,73<text:s/></text:p>
          </table:table-cell>
          <table:table-cell office:value-type="float" office:value="2134431850.73" table:style-name="ce20">
            <text:p><text:s/>2.134.431.850,73<text:s/></text:p>
          </table:table-cell>
          <table:table-cell office:value-type="float" office:value="1656806062.5899997" table:style-name="ce20">
            <text:p><text:s/>1.656.806.062,59<text:s/></text:p>
          </table:table-cell>
          <table:table-cell office:value-type="float" office:value="8648919114.5799999" table:style-name="ce20">
            <text:p><text:s/>8.648.919.114,58<text:s/></text:p>
          </table:table-cell>
          <table:table-cell office:value-type="float" office:value="1726891681.23" table:style-name="ce20">
            <text:p><text:s/>1.726.891.681,23<text:s/></text:p>
          </table:table-cell>
          <table:table-cell office:value-type="float" office:value="1504262867.25" table:style-name="ce20">
            <text:p><text:s/>1.504.262.867,25<text:s/></text:p>
          </table:table-cell>
          <table:table-cell office:value-type="float" office:value="594924097.25" table:style-name="ce20">
            <text:p><text:s/>594.924.097,25<text:s/></text:p>
          </table:table-cell>
          <table:table-cell office:value-type="float" office:value="6526925966.5499992" table:style-name="ce20">
            <text:p><text:s/>6.526.925.966,55<text:s/></text:p>
          </table:table-cell>
          <table:table-cell office:value-type="float" office:value="658034636.61000001" table:style-name="ce20">
            <text:p><text:s/>658.034.636,61<text:s/></text:p>
          </table:table-cell>
          <table:table-cell office:value-type="float" office:value="996052604.37000012" table:style-name="ce20">
            <text:p><text:s/>996.052.604,37<text:s/></text:p>
          </table:table-cell>
          <table:table-cell office:value-type="float" office:value="779261031.86000001" table:style-name="ce20">
            <text:p><text:s/>779.261.031,86<text:s/></text:p>
          </table:table-cell>
          <table:table-cell office:value-type="float" office:value="467041717.06000006" table:style-name="ce20">
            <text:p><text:s/>467.041.717,06<text:s/></text:p>
          </table:table-cell>
          <table:table-cell office:value-type="float" office:value="2048187712.2900002" table:style-name="ce20">
            <text:p><text:s/>2.048.187.712,29<text:s/></text:p>
          </table:table-cell>
          <table:table-cell office:value-type="float" office:value="276186788.56999999" table:style-name="ce20">
            <text:p><text:s/>276.186.788,57<text:s/></text:p>
          </table:table-cell>
          <table:table-cell office:value-type="float" office:value="5280761460.8799992" table:style-name="ce20">
            <text:p><text:s/>5.280.761.460,88<text:s/></text:p>
          </table:table-cell>
          <table:table-cell office:value-type="float" office:value="14395598602.300001" table:style-name="ce20">
            <text:p><text:s/>14.395.598.602,30<text:s/></text:p>
          </table:table-cell>
          <table:table-cell office:value-type="float" office:value="466094094.24000001" table:style-name="ce20">
            <text:p><text:s/>466.094.094,24<text:s/></text:p>
          </table:table-cell>
          <table:table-cell office:value-type="float" office:value="230807037.43000001" table:style-name="ce20">
            <text:p><text:s/>230.807.037,43<text:s/></text:p>
          </table:table-cell>
          <table:table-cell office:value-type="float" office:value="79791526.579999998" table:style-name="ce20">
            <text:p><text:s/>79.791.526,58<text:s/></text:p>
          </table:table-cell>
          <table:table-cell office:value-type="float" office:value="5322759785.46" table:style-name="ce20">
            <text:p><text:s/>5.322.759.785,46<text:s/></text:p>
          </table:table-cell>
          <table:table-cell office:value-type="float" office:value="5635050548.6100006" table:style-name="ce20">
            <text:p><text:s/>5.635.050.548,61<text:s/></text:p>
          </table:table-cell>
          <table:table-cell office:value-type="float" office:value="267630621.13000003" table:style-name="ce20">
            <text:p><text:s/>267.630.621,13<text:s/></text:p>
          </table:table-cell>
          <table:table-cell office:value-type="float" office:value="42279845794.139999" table:style-name="ce20">
            <text:p><text:s/>42.279.845.794,14<text:s/></text:p>
          </table:table-cell>
          <table:table-cell office:value-type="float" office:value="181514876.69999999" table:style-name="ce20">
            <text:p><text:s/>181.514.876,70<text:s/></text:p>
          </table:table-cell>
          <table:table-cell office:value-type="float" office:value="104062371336.39999" table:style-name="ce21">
            <text:p><text:s/>104.062.371.336,40<text:s/></text:p>
          </table:table-cell>
          <table:table-cell table:number-columns-repeated="16355" table:style-name="ce22"/>
        </table:table-row>
        <table:table-row table:style-name="ro9">
          <table:table-cell office:value-type="string" table:style-name="ce23">
            <text:p>RECEITA PREVIDENCIÁRIA [B]</text:p>
          </table:table-cell>
          <table:table-cell office:value-type="float" office:value="63317783.595966794" table:style-name="ce24">
            <text:p><text:s/>63.317.783,60<text:s/></text:p>
          </table:table-cell>
          <table:table-cell office:value-type="float" office:value="207003943.61864227" table:style-name="ce24">
            <text:p><text:s/>207.003.943,62<text:s/></text:p>
          </table:table-cell>
          <table:table-cell office:value-type="float" office:value="456915320.0928399" table:style-name="ce24">
            <text:p><text:s/>456.915.320,09<text:s/></text:p>
          </table:table-cell>
          <table:table-cell office:value-type="float" office:value="43722354.512582667" table:style-name="ce24">
            <text:p><text:s/>43.722.354,51<text:s/></text:p>
          </table:table-cell>
          <table:table-cell office:value-type="float" office:value="1222803494.4683013" table:style-name="ce24">
            <text:p><text:s/>1.222.803.494,47<text:s/></text:p>
          </table:table-cell>
          <table:table-cell office:value-type="float" office:value="999838158.85696578" table:style-name="ce24">
            <text:p><text:s/>999.838.158,86<text:s/></text:p>
          </table:table-cell>
          <table:table-cell office:value-type="float" office:value="1758161539.4410279" table:style-name="ce24">
            <text:p><text:s/>1.758.161.539,44<text:s/></text:p>
          </table:table-cell>
          <table:table-cell office:value-type="float" office:value="663245698.42962313" table:style-name="ce24">
            <text:p><text:s/>663.245.698,43<text:s/></text:p>
          </table:table-cell>
          <table:table-cell office:value-type="float" office:value="849423405.43463945" table:style-name="ce24">
            <text:p><text:s/>849.423.405,43<text:s/></text:p>
          </table:table-cell>
          <table:table-cell office:value-type="float" office:value="390412976.16904306" table:style-name="ce24">
            <text:p><text:s/>390.412.976,17<text:s/></text:p>
          </table:table-cell>
          <table:table-cell office:value-type="float" office:value="3584968145.7674365" table:style-name="ce24">
            <text:p><text:s/>3.584.968.145,77<text:s/></text:p>
          </table:table-cell>
          <table:table-cell office:value-type="float" office:value="383759148.88943964" table:style-name="ce24">
            <text:p><text:s/>383.759.148,89<text:s/></text:p>
          </table:table-cell>
          <table:table-cell office:value-type="float" office:value="563651157.77941346" table:style-name="ce24">
            <text:p><text:s/>563.651.157,78<text:s/></text:p>
          </table:table-cell>
          <table:table-cell office:value-type="float" office:value="578740095.34055114" table:style-name="ce24">
            <text:p><text:s/>578.740.095,34<text:s/></text:p>
          </table:table-cell>
          <table:table-cell office:value-type="float" office:value="351935392.03933042" table:style-name="ce24">
            <text:p><text:s/>351.935.392,04<text:s/></text:p>
          </table:table-cell>
          <table:table-cell office:value-type="float" office:value="887026183.60874677" table:style-name="ce24">
            <text:p><text:s/>887.026.183,61<text:s/></text:p>
          </table:table-cell>
          <table:table-cell office:value-type="float" office:value="236898526.93448293" table:style-name="ce24">
            <text:p><text:s/>236.898.526,93<text:s/></text:p>
          </table:table-cell>
          <table:table-cell office:value-type="float" office:value="2520564818.5882759" table:style-name="ce24">
            <text:p><text:s/>2.520.564.818,59<text:s/></text:p>
          </table:table-cell>
          <table:table-cell office:value-type="float" office:value="4318078153.5186281" table:style-name="ce24">
            <text:p><text:s/>4.318.078.153,52<text:s/></text:p>
          </table:table-cell>
          <table:table-cell office:value-type="float" office:value="293882315.96787518" table:style-name="ce24">
            <text:p><text:s/>293.882.315,97<text:s/></text:p>
          </table:table-cell>
          <table:table-cell office:value-type="float" office:value="159560307.75525361" table:style-name="ce24">
            <text:p><text:s/>159.560.307,76<text:s/></text:p>
          </table:table-cell>
          <table:table-cell office:value-type="float" office:value="57557986.770047605" table:style-name="ce24">
            <text:p><text:s/>57.557.986,77<text:s/></text:p>
          </table:table-cell>
          <table:table-cell office:value-type="float" office:value="2482522208.2342901" table:style-name="ce24">
            <text:p><text:s/>2.482.522.208,23<text:s/></text:p>
          </table:table-cell>
          <table:table-cell office:value-type="float" office:value="2080414900.6815703" table:style-name="ce24">
            <text:p><text:s/>2.080.414.900,68<text:s/></text:p>
          </table:table-cell>
          <table:table-cell office:value-type="float" office:value="202104460.34791622" table:style-name="ce24">
            <text:p><text:s/>202.104.460,35<text:s/></text:p>
          </table:table-cell>
          <table:table-cell office:value-type="float" office:value="16525293476.814106" table:style-name="ce24">
            <text:p><text:s/>16.525.293.476,81<text:s/></text:p>
          </table:table-cell>
          <table:table-cell office:value-type="float" office:value="137020596.24300146" table:style-name="ce24">
            <text:p><text:s/>137.020.596,24<text:s/></text:p>
          </table:table-cell>
          <table:table-cell office:value-type="float" office:value="42018822549.900002" table:style-name="ce25">
            <text:p><text:s/>42.018.822.549,90<text:s/></text:p>
          </table:table-cell>
          <table:table-cell table:number-columns-repeated="16355" table:style-name="ce22"/>
        </table:table-row>
        <table:table-row table:style-name="ro10">
          <table:table-cell office:value-type="string" table:style-name="ce19">
            <text:p>ADMINISTRADAS PELA RFB [C]=[A]+[B]</text:p>
          </table:table-cell>
          <table:table-cell office:value-type="float" office:value="139732062.75596678" table:style-name="ce20">
            <text:p><text:s/>139.732.062,76<text:s/></text:p>
          </table:table-cell>
          <table:table-cell office:value-type="float" office:value="510045270.73864228" table:style-name="ce20">
            <text:p><text:s/>510.045.270,74<text:s/></text:p>
          </table:table-cell>
          <table:table-cell office:value-type="float" office:value="1905240337.07284" table:style-name="ce20">
            <text:p><text:s/>1.905.240.337,07<text:s/></text:p>
          </table:table-cell>
          <table:table-cell office:value-type="float" office:value="120532589.24258265" table:style-name="ce20">
            <text:p><text:s/>120.532.589,24<text:s/></text:p>
          </table:table-cell>
          <table:table-cell office:value-type="float" office:value="3357235345.1983013" table:style-name="ce20">
            <text:p><text:s/>3.357.235.345,20<text:s/></text:p>
          </table:table-cell>
          <table:table-cell office:value-type="float" office:value="2656644221.4469652" table:style-name="ce20">
            <text:p><text:s/>2.656.644.221,45<text:s/></text:p>
          </table:table-cell>
          <table:table-cell office:value-type="float" office:value="10407080654.021029" table:style-name="ce20">
            <text:p><text:s/>10.407.080.654,02<text:s/></text:p>
          </table:table-cell>
          <table:table-cell office:value-type="float" office:value="2390137379.6596231" table:style-name="ce20">
            <text:p><text:s/>2.390.137.379,66<text:s/></text:p>
          </table:table-cell>
          <table:table-cell office:value-type="float" office:value="2353686272.6846395" table:style-name="ce20">
            <text:p><text:s/>2.353.686.272,68<text:s/></text:p>
          </table:table-cell>
          <table:table-cell office:value-type="float" office:value="985337073.41904306" table:style-name="ce20">
            <text:p><text:s/>985.337.073,42<text:s/></text:p>
          </table:table-cell>
          <table:table-cell office:value-type="float" office:value="10111894112.317436" table:style-name="ce20">
            <text:p><text:s/>10.111.894.112,32<text:s/></text:p>
          </table:table-cell>
          <table:table-cell office:value-type="float" office:value="1041793785.4994397" table:style-name="ce20">
            <text:p><text:s/>1.041.793.785,50<text:s/></text:p>
          </table:table-cell>
          <table:table-cell office:value-type="float" office:value="1559703762.1494136" table:style-name="ce20">
            <text:p><text:s/>1.559.703.762,15<text:s/></text:p>
          </table:table-cell>
          <table:table-cell office:value-type="float" office:value="1358001127.200551" table:style-name="ce20">
            <text:p><text:s/>1.358.001.127,20<text:s/></text:p>
          </table:table-cell>
          <table:table-cell office:value-type="float" office:value="818977109.09933043" table:style-name="ce20">
            <text:p><text:s/>818.977.109,10<text:s/></text:p>
          </table:table-cell>
          <table:table-cell office:value-type="float" office:value="2935213895.898747" table:style-name="ce20">
            <text:p><text:s/>2.935.213.895,90<text:s/></text:p>
          </table:table-cell>
          <table:table-cell office:value-type="float" office:value="513085315.50448292" table:style-name="ce20">
            <text:p><text:s/>513.085.315,50<text:s/></text:p>
          </table:table-cell>
          <table:table-cell office:value-type="float" office:value="7801326279.4682751" table:style-name="ce20">
            <text:p><text:s/>7.801.326.279,47<text:s/></text:p>
          </table:table-cell>
          <table:table-cell office:value-type="float" office:value="18713676755.81863" table:style-name="ce20">
            <text:p><text:s/>18.713.676.755,82<text:s/></text:p>
          </table:table-cell>
          <table:table-cell office:value-type="float" office:value="759976410.20787525" table:style-name="ce20">
            <text:p><text:s/>759.976.410,21<text:s/></text:p>
          </table:table-cell>
          <table:table-cell office:value-type="float" office:value="390367345.18525362" table:style-name="ce20">
            <text:p><text:s/>390.367.345,19<text:s/></text:p>
          </table:table-cell>
          <table:table-cell office:value-type="float" office:value="137349513.35004759" table:style-name="ce20">
            <text:p><text:s/>137.349.513,35<text:s/></text:p>
          </table:table-cell>
          <table:table-cell office:value-type="float" office:value="7805281993.6942902" table:style-name="ce20">
            <text:p><text:s/>7.805.281.993,69<text:s/></text:p>
          </table:table-cell>
          <table:table-cell office:value-type="float" office:value="7715465449.2915707" table:style-name="ce20">
            <text:p><text:s/>7.715.465.449,29<text:s/></text:p>
          </table:table-cell>
          <table:table-cell office:value-type="float" office:value="469735081.47791624" table:style-name="ce20">
            <text:p><text:s/>469.735.081,48<text:s/></text:p>
          </table:table-cell>
          <table:table-cell office:value-type="float" office:value="58805139270.954102" table:style-name="ce20">
            <text:p><text:s/>58.805.139.270,95<text:s/></text:p>
          </table:table-cell>
          <table:table-cell office:value-type="float" office:value="318535472.94300145" table:style-name="ce20">
            <text:p><text:s/>318.535.472,94<text:s/></text:p>
          </table:table-cell>
          <table:table-cell office:value-type="float" office:value="146081193886.29999" table:style-name="ce21">
            <text:p><text:s/>146.081.193.886,30<text:s/></text:p>
          </table:table-cell>
          <table:table-cell table:number-columns-repeated="16355"/>
        </table:table-row>
        <table:table-row table:style-name="ro9">
          <table:table-cell office:value-type="string" table:style-name="ce23">
            <text:p>ADMINISTRADAS POR OUTROS ÓRGÃOS [D]</text:p>
          </table:table-cell>
          <table:table-cell office:value-type="float" office:value="730371.23675302591" table:style-name="ce26">
            <text:p><text:s/>730.371,24<text:s/></text:p>
          </table:table-cell>
          <table:table-cell office:value-type="float" office:value="3133295.4052385744" table:style-name="ce26">
            <text:p><text:s/>3.133.295,41<text:s/></text:p>
          </table:table-cell>
          <table:table-cell office:value-type="float" office:value="2489153.2309595286" table:style-name="ce26">
            <text:p><text:s/>2.489.153,23<text:s/></text:p>
          </table:table-cell>
          <table:table-cell office:value-type="float" office:value="748903.98630840005" table:style-name="ce26">
            <text:p><text:s/>748.903,99<text:s/></text:p>
          </table:table-cell>
          <table:table-cell office:value-type="float" office:value="8570315.0254386533" table:style-name="ce26">
            <text:p><text:s/>8.570.315,03<text:s/></text:p>
          </table:table-cell>
          <table:table-cell office:value-type="float" office:value="12769687.894198082" table:style-name="ce26">
            <text:p><text:s/>12.769.687,89<text:s/></text:p>
          </table:table-cell>
          <table:table-cell office:value-type="float" office:value="14514922.965255173" table:style-name="ce26">
            <text:p><text:s/>14.514.922,97<text:s/></text:p>
          </table:table-cell>
          <table:table-cell office:value-type="float" office:value="6466150.1424239641" table:style-name="ce26">
            <text:p><text:s/>6.466.150,14<text:s/></text:p>
          </table:table-cell>
          <table:table-cell office:value-type="float" office:value="6649353.6133058742" table:style-name="ce26">
            <text:p><text:s/>6.649.353,61<text:s/></text:p>
          </table:table-cell>
          <table:table-cell office:value-type="float" office:value="3318693.7885512896" table:style-name="ce26">
            <text:p><text:s/>3.318.693,79<text:s/></text:p>
          </table:table-cell>
          <table:table-cell office:value-type="float" office:value="37966098.98931431" table:style-name="ce26">
            <text:p><text:s/>37.966.098,99<text:s/></text:p>
          </table:table-cell>
          <table:table-cell office:value-type="float" office:value="3551591.9008677262" table:style-name="ce26">
            <text:p><text:s/>3.551.591,90<text:s/></text:p>
          </table:table-cell>
          <table:table-cell office:value-type="float" office:value="6550214.3964864733" table:style-name="ce26">
            <text:p><text:s/>6.550.214,40<text:s/></text:p>
          </table:table-cell>
          <table:table-cell office:value-type="float" office:value="9247376.2073206175" table:style-name="ce26">
            <text:p><text:s/>9.247.376,21<text:s/></text:p>
          </table:table-cell>
          <table:table-cell office:value-type="float" office:value="2680903.1914004725" table:style-name="ce26">
            <text:p><text:s/>2.680.903,19<text:s/></text:p>
          </table:table-cell>
          <table:table-cell office:value-type="float" office:value="13912043.640324952" table:style-name="ce26">
            <text:p><text:s/>13.912.043,64<text:s/></text:p>
          </table:table-cell>
          <table:table-cell office:value-type="float" office:value="1885236.3698688545" table:style-name="ce26">
            <text:p><text:s/>1.885.236,37<text:s/></text:p>
          </table:table-cell>
          <table:table-cell office:value-type="float" office:value="23468032.839051623" table:style-name="ce26">
            <text:p><text:s/>23.468.032,84<text:s/></text:p>
          </table:table-cell>
          <table:table-cell office:value-type="float" office:value="7534475825.0372353" table:style-name="ce26">
            <text:p><text:s/>7.534.475.825,04<text:s/></text:p>
          </table:table-cell>
          <table:table-cell office:value-type="float" office:value="7324395.596353027" table:style-name="ce26">
            <text:p><text:s/>7.324.395,60<text:s/></text:p>
          </table:table-cell>
          <table:table-cell office:value-type="float" office:value="1446614.1490789074" table:style-name="ce26">
            <text:p><text:s/>1.446.614,15<text:s/></text:p>
          </table:table-cell>
          <table:table-cell office:value-type="float" office:value="346952.03660309716" table:style-name="ce26">
            <text:p><text:s/>346.952,04<text:s/></text:p>
          </table:table-cell>
          <table:table-cell office:value-type="float" office:value="29144641.714901876" table:style-name="ce26">
            <text:p><text:s/>29.144.641,71<text:s/></text:p>
          </table:table-cell>
          <table:table-cell office:value-type="float" office:value="17534201.902451843" table:style-name="ce26">
            <text:p><text:s/>17.534.201,90<text:s/></text:p>
          </table:table-cell>
          <table:table-cell office:value-type="float" office:value="2156703.3404018208" table:style-name="ce26">
            <text:p><text:s/>2.156.703,34<text:s/></text:p>
          </table:table-cell>
          <table:table-cell office:value-type="float" office:value="104539837.06199339" table:style-name="ce26">
            <text:p><text:s/>104.539.837,06<text:s/></text:p>
          </table:table-cell>
          <table:table-cell office:value-type="float" office:value="1263156.2679132479" table:style-name="ce26">
            <text:p><text:s/>1.263.156,27<text:s/></text:p>
          </table:table-cell>
          <table:table-cell office:value-type="float" office:value="7856884671.9300003" table:style-name="ce27">
            <text:p><text:s/>7.856.884.671,93<text:s/></text:p>
          </table:table-cell>
          <table:table-cell table:number-columns-repeated="16355"/>
        </table:table-row>
        <table:table-row table:style-name="ro10">
          <table:table-cell office:value-type="string" table:style-name="ce19">
            <text:p>TOTAL GERAL <text:s text:c="2"/>[E]=[C]+[D]</text:p>
          </table:table-cell>
          <table:table-cell office:value-type="float" office:value="140462433.9927198" table:style-name="ce20">
            <text:p><text:s/>140.462.433,99<text:s/></text:p>
          </table:table-cell>
          <table:table-cell office:value-type="float" office:value="513178566.14388084" table:style-name="ce20">
            <text:p><text:s/>513.178.566,14<text:s/></text:p>
          </table:table-cell>
          <table:table-cell office:value-type="float" office:value="1907729490.3037994" table:style-name="ce20">
            <text:p><text:s/>1.907.729.490,30<text:s/></text:p>
          </table:table-cell>
          <table:table-cell office:value-type="float" office:value="121281493.22889104" table:style-name="ce20">
            <text:p><text:s/>121.281.493,23<text:s/></text:p>
          </table:table-cell>
          <table:table-cell office:value-type="float" office:value="3365805660.2237401" table:style-name="ce20">
            <text:p><text:s/>3.365.805.660,22<text:s/></text:p>
          </table:table-cell>
          <table:table-cell office:value-type="float" office:value="2669413909.3411632" table:style-name="ce20">
            <text:p><text:s/>2.669.413.909,34<text:s/></text:p>
          </table:table-cell>
          <table:table-cell office:value-type="float" office:value="10421595576.986284" table:style-name="ce20">
            <text:p><text:s/>10.421.595.576,99<text:s/></text:p>
          </table:table-cell>
          <table:table-cell office:value-type="float" office:value="2396603529.8020473" table:style-name="ce20">
            <text:p><text:s/>2.396.603.529,80<text:s/></text:p>
          </table:table-cell>
          <table:table-cell office:value-type="float" office:value="2360335626.2979455" table:style-name="ce20">
            <text:p><text:s/>2.360.335.626,30<text:s/></text:p>
          </table:table-cell>
          <table:table-cell office:value-type="float" office:value="988655767.20759439" table:style-name="ce20">
            <text:p><text:s/>988.655.767,21<text:s/></text:p>
          </table:table-cell>
          <table:table-cell office:value-type="float" office:value="10149860211.306751" table:style-name="ce20">
            <text:p><text:s/>10.149.860.211,31<text:s/></text:p>
          </table:table-cell>
          <table:table-cell office:value-type="float" office:value="1045345377.4003074" table:style-name="ce20">
            <text:p><text:s/>1.045.345.377,40<text:s/></text:p>
          </table:table-cell>
          <table:table-cell office:value-type="float" office:value="1566253976.5459001" table:style-name="ce20">
            <text:p><text:s/>1.566.253.976,55<text:s/></text:p>
          </table:table-cell>
          <table:table-cell office:value-type="float" office:value="1367248503.4078717" table:style-name="ce20">
            <text:p><text:s/>1.367.248.503,41<text:s/></text:p>
          </table:table-cell>
          <table:table-cell office:value-type="float" office:value="821658012.29073095" table:style-name="ce20">
            <text:p><text:s/>821.658.012,29<text:s/></text:p>
          </table:table-cell>
          <table:table-cell office:value-type="float" office:value="2949125939.539072" table:style-name="ce20">
            <text:p><text:s/>2.949.125.939,54<text:s/></text:p>
          </table:table-cell>
          <table:table-cell office:value-type="float" office:value="514970551.8743518" table:style-name="ce20">
            <text:p><text:s/>514.970.551,87<text:s/></text:p>
          </table:table-cell>
          <table:table-cell office:value-type="float" office:value="7824794312.3073263" table:style-name="ce20">
            <text:p><text:s/>7.824.794.312,31<text:s/></text:p>
          </table:table-cell>
          <table:table-cell office:value-type="float" office:value="26248152580.855865" table:style-name="ce20">
            <text:p><text:s/>26.248.152.580,86<text:s/></text:p>
          </table:table-cell>
          <table:table-cell office:value-type="float" office:value="767300805.80422831" table:style-name="ce20">
            <text:p><text:s/>767.300.805,80<text:s/></text:p>
          </table:table-cell>
          <table:table-cell office:value-type="float" office:value="391813959.33433253" table:style-name="ce20">
            <text:p><text:s/>391.813.959,33<text:s/></text:p>
          </table:table-cell>
          <table:table-cell office:value-type="float" office:value="137696465.38665068" table:style-name="ce20">
            <text:p><text:s/>137.696.465,39<text:s/></text:p>
          </table:table-cell>
          <table:table-cell office:value-type="float" office:value="7834426635.4091921" table:style-name="ce20">
            <text:p><text:s/>7.834.426.635,41<text:s/></text:p>
          </table:table-cell>
          <table:table-cell office:value-type="float" office:value="7732999651.1940222" table:style-name="ce20">
            <text:p><text:s/>7.732.999.651,19<text:s/></text:p>
          </table:table-cell>
          <table:table-cell office:value-type="float" office:value="471891784.81831807" table:style-name="ce20">
            <text:p><text:s/>471.891.784,82<text:s/></text:p>
          </table:table-cell>
          <table:table-cell office:value-type="float" office:value="58909679108.016098" table:style-name="ce20">
            <text:p><text:s/>58.909.679.108,02<text:s/></text:p>
          </table:table-cell>
          <table:table-cell office:value-type="float" office:value="319798629.21091467" table:style-name="ce20">
            <text:p><text:s/>319.798.629,21<text:s/></text:p>
          </table:table-cell>
          <table:table-cell office:value-type="float" office:value="153938078558.22998" table:style-name="ce21">
            <text:p><text:s/>153.938.078.558,23<text:s/></text:p>
          </table:table-cell>
          <table:table-cell table:number-columns-repeated="16355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28"/>
          <table:table-cell table:number-columns-repeated="16355"/>
        </table:table-row>
        <table:table-row table:number-rows-repeated="3" table:style-name="ro6">
          <table:table-cell table:style-name="ce7"/>
          <table:table-cell table:number-columns-repeated="28" table:style-name="ce28"/>
          <table:table-cell table:number-columns-repeated="16355"/>
        </table:table-row>
        <table:table-row table:style-name="ro6">
          <table:table-cell table:style-name="ce7"/>
          <table:table-cell table:style-name="ce28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Arial1" svg:font-family="Arial1"/>
    <style:font-face style:name="Arial2" svg:font-family="Arial2"/>
    <style:font-face style:name="Arial Black" svg:font-family="&quot;Arial Black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3" style:font-name-asian="Arial3" style:font-name-complex="Arial3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V_237_rgula" style:display-name="Vírgula" style:family="table-cell" style:data-style-name="N36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2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Mário Vieira Cunha</meta:initial-creator>
    <dc:creator>Mario Vieira Cunha</dc:creator>
    <meta:creation-date>2004-03-11T18:47:37Z</meta:creation-date>
    <dc:date>2020-11-10T18:24:44Z</dc:date>
    <meta:print-date>2011-05-12T16:46:54Z</meta:print-date>
    <meta:editing-cycles>43</meta:editing-cycles>
    <meta:editing-duration>PT4521S</meta:editing-duration>
  </office:meta>
</office:document-meta>
</file>